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, Lucidasans, 'Lucida Sans', 'Arial Unicode MS'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3.47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2.478cm"/>
    </style:style>
    <style:style style:name="co7" style:family="table-column">
      <style:table-column-properties fo:break-before="auto" style:column-width="4.078cm"/>
    </style:style>
    <style:style style:name="co8" style:family="table-column">
      <style:table-column-properties fo:break-before="auto" style:column-width="2.648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2.806cm"/>
    </style:style>
    <style:style style:name="co12" style:family="table-column">
      <style:table-column-properties fo:break-before="auto" style:column-width="2.695cm"/>
    </style:style>
    <style:style style:name="co13" style:family="table-column">
      <style:table-column-properties fo:break-before="auto" style:column-width="2.558cm"/>
    </style:style>
    <style:style style:name="co14" style:family="table-column">
      <style:table-column-properties fo:break-before="auto" style:column-width="0.55cm"/>
    </style:style>
    <style:style style:name="co15" style:family="table-column">
      <style:table-column-properties fo:break-before="auto" style:column-width="2.992cm"/>
    </style:style>
    <style:style style:name="co16" style:family="table-column">
      <style:table-column-properties fo:break-before="auto" style:column-width="2.96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087cm" fo:break-before="auto" style:use-optimal-row-height="false"/>
    </style:style>
    <style:style style:name="ro4" style:family="table-row">
      <style:table-row-properties style:row-height="0.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3"/>
    <style:style style:name="ce2" style:family="table-cell" style:parent-style-name="Default" style:data-style-name="N41"/>
    <style:style style:name="ce3" style:family="table-cell" style:parent-style-name="Default" style:data-style-name="N41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text-underline-mode="continuous" style:text-line-through-mode="continuous" style:font-name-asian="Bitstream Vera Sans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text-underline-mode="continuous" style:text-line-through-mode="continuous" style:font-name-asian="Bitstream Vera Sans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" style:family="table-cell" style:parent-style-name="Default" style:data-style-name="N3">
      <style:text-properties style:font-name="Bitstream Vera Sans" style:font-name-asian="Bitstream Vera Sans1" style:font-name-complex="Tahoma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size="2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/>
    </style:style>
    <style:style style:name="ce9" style:family="table-cell" style:parent-style-name="Default">
      <style:text-properties fo:font-weight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</office:automatic-styles>
  <office:body>
    <office:spreadsheet>
      <table:table table:name="Versioni stabl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246" table:default-cell-style-name="ce1"/>
        <table:table-row table:style-name="ro1">
          <table:table-cell/>
          <table:table-cell table:style-name="ce4" office:value-type="string">
            <text:p>byte</text:p>
          </table:table-cell>
          <table:table-cell office:value-type="string">
            <text:p>parole</text:p>
          </table:table-cell>
          <table:table-cell office:value-type="string">
            <text:p>parole elise</text:p>
          </table:table-cell>
          <table:table-cell office:value-type="string">
            <text:p>parole non elise</text:p>
          </table:table-cell>
          <table:table-cell/>
          <table:table-cell office:value-type="string">
            <text:p>parole distinte</text:p>
          </table:table-cell>
          <table:table-cell office:value-type="string">
            <text:p>parole doppie</text:p>
          </table:table-cell>
          <table:table-cell office:value-type="string">
            <text:p>elise</text:p>
          </table:table-cell>
          <table:table-cell office:value-type="string">
            <text:p>elise doppie</text:p>
          </table:table-cell>
          <table:table-cell office:value-type="string">
            <text:p>non elise</text:p>
          </table:table-cell>
          <table:table-cell office:value-type="string">
            <text:p>non elise doppie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it_1.6</text:p>
          </table:table-cell>
          <table:table-cell office:value-type="float" office:value="871346836">
            <text:p>871.346.836</text:p>
          </table:table-cell>
          <table:table-cell office:value-type="float" office:value="50770525">
            <text:p>50.770.525</text:p>
          </table:table-cell>
          <table:table-cell office:value-type="float" office:value="48669802">
            <text:p>48.669.802</text:p>
          </table:table-cell>
          <table:table-cell office:value-type="float" office:value="2100723">
            <text:p>2.100.723</text:p>
          </table:table-cell>
          <table:table-cell/>
          <table:table-cell office:value-type="float" office:value="44310288">
            <text:p>44.310.288</text:p>
          </table:table-cell>
          <table:table-cell table:formula="oooc:=[.C2]-[.G2]" office:value-type="float" office:value="6460237">
            <text:p>6.460.237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t_1.7</text:p>
          </table:table-cell>
          <table:table-cell office:value-type="float" office:value="849285948">
            <text:p>849.285.948</text:p>
          </table:table-cell>
          <table:table-cell office:value-type="float" office:value="49267726">
            <text:p>49.267.726</text:p>
          </table:table-cell>
          <table:table-cell office:value-type="float" office:value="47228185">
            <text:p>47.228.185</text:p>
          </table:table-cell>
          <table:table-cell office:value-type="float" office:value="2039541">
            <text:p>2.039.541</text:p>
          </table:table-cell>
          <table:table-cell/>
          <table:table-cell office:value-type="float" office:value="44282492">
            <text:p>44.282.492</text:p>
          </table:table-cell>
          <table:table-cell table:formula="oooc:=[.C3]-[.G3]" office:value-type="float" office:value="4985234">
            <text:p>4.985.234</text:p>
          </table:table-cell>
          <table:table-cell table:number-columns-repeated="248"/>
        </table:table-row>
        <table:table-row table:style-name="ro1">
          <table:table-cell office:value-type="string">
            <text:p>incremento</text:p>
          </table:table-cell>
          <table:table-cell table:formula="oooc:=[.B3]-[.B2]" office:value-type="float" office:value="-22060888">
            <text:p>-22.060.888</text:p>
          </table:table-cell>
          <table:table-cell table:formula="oooc:=[.C3]-[.C2]" office:value-type="float" office:value="-1502799">
            <text:p>-1.502.799</text:p>
          </table:table-cell>
          <table:table-cell table:formula="oooc:=[.D3]-[.D2]" office:value-type="float" office:value="-1441617">
            <text:p>-1.441.617</text:p>
          </table:table-cell>
          <table:table-cell table:formula="oooc:=[.E3]-[.E2]" office:value-type="float" office:value="-61182">
            <text:p>-61.182</text:p>
          </table:table-cell>
          <table:table-cell/>
          <table:table-cell office:value-type="string">
            <text:p>decrem. doppi</text:p>
          </table:table-cell>
          <table:table-cell table:formula="oooc:=[.H2]-[.H3]" office:value-type="float" office:value="1475003">
            <text:p>1.475.003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lti_1.7</text:p>
          </table:table-cell>
          <table:table-cell office:value-type="float" office:value="368318">
            <text:p>368.318</text:p>
          </table:table-cell>
          <table:table-cell office:value-type="float" office:value="34322">
            <text:p>34.322</text:p>
          </table:table-cell>
          <table:table-cell office:value-type="float" office:value="28830">
            <text:p>28.830</text:p>
          </table:table-cell>
          <table:table-cell office:value-type="float" office:value="5492">
            <text:p>5.492</text:p>
          </table:table-cell>
          <table:table-cell table:number-columns-repeated="251"/>
        </table:table-row>
        <table:table-row table:style-name="ro1">
          <table:table-cell office:value-type="string">
            <text:p>add_1.7</text:p>
          </table:table-cell>
          <table:table-cell office:value-type="float" office:value="107794">
            <text:p>107.794</text:p>
          </table:table-cell>
          <table:table-cell office:value-type="float" office:value="6526">
            <text:p>6.526</text:p>
          </table:table-cell>
          <table:table-cell office:value-type="float" office:value="4671">
            <text:p>4.671</text:p>
          </table:table-cell>
          <table:table-cell office:value-type="float" office:value="1855">
            <text:p>1.855</text:p>
          </table:table-cell>
          <table:table-cell table:number-columns-repeated="251"/>
        </table:table-row>
        <table:table-row table:style-name="ro1">
          <table:table-cell office:value-type="string">
            <text:p>decrem. doppie</text:p>
          </table:table-cell>
          <table:table-cell table:formula="oooc:=[.B7]-[.B4]-[.B6]" office:value-type="float" office:value="21800364">
            <text:p>21.800.364</text:p>
          </table:table-cell>
          <table:table-cell table:formula="oooc:=[.C7]-[.C4]-[.C6]" office:value-type="float" office:value="1475003">
            <text:p>1.475.003</text:p>
          </table:table-cell>
          <table:table-cell table:formula="oooc:=[.D7]-[.D4]-[.D6]" office:value-type="float" office:value="1417458">
            <text:p>1.417.458</text:p>
          </table:table-cell>
          <table:table-cell table:formula="oooc:=[.E7]-[.E4]-[.E6]" office:value-type="float" office:value="57545">
            <text:p>57.545</text:p>
          </table:table-cell>
          <table:table-cell table:number-columns-repeated="251"/>
        </table:table-row>
        <table:table-row table:style-name="ro1">
          <table:table-cell office:value-type="string">
            <text:p>tot modifiche</text:p>
          </table:table-cell>
          <table:table-cell table:formula="oooc:=[.B6]+[.B7]" office:value-type="float" office:value="476112">
            <text:p>476.112</text:p>
          </table:table-cell>
          <table:table-cell table:formula="oooc:=[.C6]+[.C7]" office:value-type="float" office:value="40848">
            <text:p>40.848</text:p>
          </table:table-cell>
          <table:table-cell table:formula="oooc:=[.D6]+[.D7]" office:value-type="float" office:value="33501">
            <text:p>33.501</text:p>
          </table:table-cell>
          <table:table-cell table:formula="oooc:=[.E6]+[.E7]" office:value-type="float" office:value="7347">
            <text:p>7.347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it_1.7</text:p>
          </table:table-cell>
          <table:table-cell table:formula="oooc:=[.B3]" office:value-type="float" office:value="849285948">
            <text:p>849.285.948</text:p>
          </table:table-cell>
          <table:table-cell table:formula="oooc:=[.C3]" office:value-type="float" office:value="49267726">
            <text:p>49.267.726</text:p>
          </table:table-cell>
          <table:table-cell table:formula="oooc:=[.D3]" office:value-type="float" office:value="47228185">
            <text:p>47.228.185</text:p>
          </table:table-cell>
          <table:table-cell table:formula="oooc:=[.E3]" office:value-type="float" office:value="2039541">
            <text:p>2.039.541</text:p>
          </table:table-cell>
          <table:table-cell/>
          <table:table-cell table:formula="oooc:=[.G3]" office:value-type="float" office:value="44282492">
            <text:p>44.282.492</text:p>
          </table:table-cell>
          <table:table-cell table:formula="oooc:=[.C12]-[.G12]" office:value-type="float" office:value="4985234">
            <text:p>4.985.234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t_1.8</text:p>
          </table:table-cell>
          <table:table-cell office:value-type="float" office:value="525080717">
            <text:p>525.080.717</text:p>
          </table:table-cell>
          <table:table-cell office:value-type="float" office:value="30831671">
            <text:p>30.831.671</text:p>
          </table:table-cell>
          <table:table-cell office:value-type="float" office:value="28969182">
            <text:p>28.969.182</text:p>
          </table:table-cell>
          <table:table-cell office:value-type="float" office:value="1862489">
            <text:p>1.862.489</text:p>
          </table:table-cell>
          <table:table-cell/>
          <table:table-cell office:value-type="float" office:value="30487386">
            <text:p>30.487.386</text:p>
          </table:table-cell>
          <table:table-cell table:formula="oooc:=[.C13]-[.G13]" office:value-type="float" office:value="344285">
            <text:p>344.285</text:p>
          </table:table-cell>
          <table:table-cell table:number-columns-repeated="248"/>
        </table:table-row>
        <table:table-row table:style-name="ro1">
          <table:table-cell office:value-type="string">
            <text:p>incremento</text:p>
          </table:table-cell>
          <table:table-cell table:formula="oooc:=[.B13]-[.B12]" office:value-type="float" office:value="-324205231">
            <text:p>-324.205.231</text:p>
          </table:table-cell>
          <table:table-cell table:formula="oooc:=[.C13]-[.C12]" office:value-type="float" office:value="-18436055">
            <text:p>-18.436.055</text:p>
          </table:table-cell>
          <table:table-cell table:formula="oooc:=[.D13]-[.D12]" office:value-type="float" office:value="-18259003">
            <text:p>-18.259.003</text:p>
          </table:table-cell>
          <table:table-cell table:formula="oooc:=[.E13]-[.E12]" office:value-type="float" office:value="-177052">
            <text:p>-177.052</text:p>
          </table:table-cell>
          <table:table-cell/>
          <table:table-cell office:value-type="string">
            <text:p>decrem. doppi</text:p>
          </table:table-cell>
          <table:table-cell table:formula="oooc:=[.H12]-[.H13]" office:value-type="float" office:value="4640949">
            <text:p>4.640.949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lti_1.8</text:p>
          </table:table-cell>
          <table:table-cell office:value-type="float" office:value="274955553">
            <text:p>274.955.553</text:p>
          </table:table-cell>
          <table:table-cell office:value-type="float" office:value="15567113">
            <text:p>15.567.113</text:p>
          </table:table-cell>
          <table:table-cell office:value-type="float" office:value="15495953">
            <text:p>15.495.953</text:p>
          </table:table-cell>
          <table:table-cell office:value-type="float" office:value="71160">
            <text:p>71.160</text:p>
          </table:table-cell>
          <table:table-cell table:number-columns-repeated="251"/>
        </table:table-row>
        <table:table-row table:style-name="ro1">
          <table:table-cell office:value-type="string">
            <text:p>add_1.8</text:p>
          </table:table-cell>
          <table:table-cell office:value-type="float" office:value="31625927">
            <text:p>31.625.927</text:p>
          </table:table-cell>
          <table:table-cell office:value-type="float" office:value="1772007">
            <text:p>1.772.007</text:p>
          </table:table-cell>
          <table:table-cell office:value-type="float" office:value="1716557">
            <text:p>1.716.557</text:p>
          </table:table-cell>
          <table:table-cell office:value-type="float" office:value="55450">
            <text:p>55.450</text:p>
          </table:table-cell>
          <table:table-cell table:number-columns-repeated="251"/>
        </table:table-row>
        <table:table-row table:style-name="ro1">
          <table:table-cell office:value-type="string">
            <text:p>decrem. doppie</text:p>
          </table:table-cell>
          <table:table-cell table:formula="oooc:=[.B17]-[.B14]-[.B16]" office:value-type="float" office:value="80875605">
            <text:p>80.875.605</text:p>
          </table:table-cell>
          <table:table-cell table:formula="oooc:=[.C17]-[.C14]-[.C16]" office:value-type="float" office:value="4640949">
            <text:p>4.640.949</text:p>
          </table:table-cell>
          <table:table-cell table:formula="oooc:=[.D17]-[.D14]-[.D16]" office:value-type="float" office:value="4479607">
            <text:p>4.479.607</text:p>
          </table:table-cell>
          <table:table-cell table:formula="oooc:=[.E17]-[.E14]-[.E16]" office:value-type="float" office:value="161342">
            <text:p>161.342</text:p>
          </table:table-cell>
          <table:table-cell table:number-columns-repeated="251"/>
        </table:table-row>
        <table:table-row table:style-name="ro1">
          <table:table-cell office:value-type="string">
            <text:p>tot modifiche</text:p>
          </table:table-cell>
          <table:table-cell table:formula="oooc:=[.B16]+[.B17]" office:value-type="float" office:value="306581480">
            <text:p>306.581.480</text:p>
          </table:table-cell>
          <table:table-cell table:formula="oooc:=[.C16]+[.C17]" office:value-type="float" office:value="17339120">
            <text:p>17.339.120</text:p>
          </table:table-cell>
          <table:table-cell table:formula="oooc:=[.D16]+[.D17]" office:value-type="float" office:value="17212510">
            <text:p>17.212.510</text:p>
          </table:table-cell>
          <table:table-cell table:formula="oooc:=[.E16]+[.E17]" office:value-type="float" office:value="126610">
            <text:p>126.610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it_1.8</text:p>
          </table:table-cell>
          <table:table-cell table:formula="oooc:=[.B13]" office:value-type="float" office:value="525080717">
            <text:p>525.080.717</text:p>
          </table:table-cell>
          <table:table-cell table:formula="oooc:=[.C13]" office:value-type="float" office:value="30831671">
            <text:p>30.831.671</text:p>
          </table:table-cell>
          <table:table-cell table:formula="oooc:=[.D13]" office:value-type="float" office:value="28969182">
            <text:p>28.969.182</text:p>
          </table:table-cell>
          <table:table-cell table:formula="oooc:=[.E13]" office:value-type="float" office:value="1862489">
            <text:p>1.862.489</text:p>
          </table:table-cell>
          <table:table-cell/>
          <table:table-cell table:formula="oooc:=[.G13]" office:value-type="float" office:value="30487386">
            <text:p>30.487.386</text:p>
          </table:table-cell>
          <table:table-cell table:formula="oooc:=[.C22]-[.G22]" office:value-type="float" office:value="344285">
            <text:p>344.285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t_1.9</text:p>
          </table:table-cell>
          <table:table-cell office:value-type="float" office:value="523681162">
            <text:p>523.681.162</text:p>
          </table:table-cell>
          <table:table-cell office:value-type="float" office:value="30731479">
            <text:p>30.731.479</text:p>
          </table:table-cell>
          <table:table-cell office:value-type="float" office:value="28859176">
            <text:p>28.859.176</text:p>
          </table:table-cell>
          <table:table-cell office:value-type="float" office:value="1872303">
            <text:p>1.872.303</text:p>
          </table:table-cell>
          <table:table-cell/>
          <table:table-cell office:value-type="float" office:value="30365053">
            <text:p>30.365.053</text:p>
          </table:table-cell>
          <table:table-cell table:formula="oooc:=[.C23]-[.G23]" office:value-type="float" office:value="366426">
            <text:p>366.426</text:p>
          </table:table-cell>
          <table:table-cell table:number-columns-repeated="248"/>
        </table:table-row>
        <table:table-row table:style-name="ro1">
          <table:table-cell office:value-type="string">
            <text:p>incremento</text:p>
          </table:table-cell>
          <table:table-cell table:formula="oooc:=[.B23]-[.B22]" office:value-type="float" office:value="-1399555">
            <text:p>-1.399.555</text:p>
          </table:table-cell>
          <table:table-cell table:formula="oooc:=[.C23]-[.C22]" office:value-type="float" office:value="-100192">
            <text:p>-100.192</text:p>
          </table:table-cell>
          <table:table-cell table:formula="oooc:=[.D23]-[.D22]" office:value-type="float" office:value="-110006">
            <text:p>-110.006</text:p>
          </table:table-cell>
          <table:table-cell table:formula="oooc:=[.E23]-[.E22]" office:value-type="float" office:value="9814">
            <text:p>9.814</text:p>
          </table:table-cell>
          <table:table-cell/>
          <table:table-cell office:value-type="string">
            <text:p>decrem. doppi</text:p>
          </table:table-cell>
          <table:table-cell table:formula="oooc:=[.H22]-[.H23]" office:value-type="float" office:value="-22141">
            <text:p>-22.141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lti_1.9</text:p>
          </table:table-cell>
          <table:table-cell office:value-type="float" office:value="3656783">
            <text:p>3.656.783</text:p>
          </table:table-cell>
          <table:table-cell office:value-type="float" office:value="231909">
            <text:p>231.909</text:p>
          </table:table-cell>
          <table:table-cell office:value-type="float" office:value="219312">
            <text:p>219.312</text:p>
          </table:table-cell>
          <table:table-cell office:value-type="float" office:value="12597">
            <text:p>12.597</text:p>
          </table:table-cell>
          <table:table-cell table:number-columns-repeated="251"/>
        </table:table-row>
        <table:table-row table:style-name="ro1">
          <table:table-cell office:value-type="string">
            <text:p>add_1.9</text:p>
          </table:table-cell>
          <table:table-cell office:value-type="float" office:value="1844266">
            <text:p>1.844.266</text:p>
          </table:table-cell>
          <table:table-cell office:value-type="float" office:value="109576">
            <text:p>109.576</text:p>
          </table:table-cell>
          <table:table-cell office:value-type="float" office:value="91526">
            <text:p>91.526</text:p>
          </table:table-cell>
          <table:table-cell office:value-type="float" office:value="18050">
            <text:p>18.050</text:p>
          </table:table-cell>
          <table:table-cell table:number-columns-repeated="251"/>
        </table:table-row>
        <table:table-row table:style-name="ro1">
          <table:table-cell office:value-type="string">
            <text:p>decrem. doppie</text:p>
          </table:table-cell>
          <table:table-cell table:formula="oooc:=[.B27]-[.B24]-[.B26]" office:value-type="float" office:value="-412962">
            <text:p>-412.962</text:p>
          </table:table-cell>
          <table:table-cell table:formula="oooc:=[.C27]-[.C24]-[.C26]" office:value-type="float" office:value="-22141">
            <text:p>-22.141</text:p>
          </table:table-cell>
          <table:table-cell table:formula="oooc:=[.D27]-[.D24]-[.D26]" office:value-type="float" office:value="-17780">
            <text:p>-17.780</text:p>
          </table:table-cell>
          <table:table-cell table:formula="oooc:=[.E27]-[.E24]-[.E26]" office:value-type="float" office:value="-4361">
            <text:p>-4.361</text:p>
          </table:table-cell>
          <table:table-cell table:number-columns-repeated="251"/>
        </table:table-row>
        <table:table-row table:style-name="ro1">
          <table:table-cell office:value-type="string">
            <text:p>tot modifiche</text:p>
          </table:table-cell>
          <table:table-cell table:formula="oooc:=[.B26]+[.B27]" office:value-type="float" office:value="5501049">
            <text:p>5.501.049</text:p>
          </table:table-cell>
          <table:table-cell table:formula="oooc:=[.C26]+[.C27]" office:value-type="float" office:value="341485">
            <text:p>341.485</text:p>
          </table:table-cell>
          <table:table-cell table:formula="oooc:=[.D26]+[.D27]" office:value-type="float" office:value="310838">
            <text:p>310.838</text:p>
          </table:table-cell>
          <table:table-cell table:formula="oooc:=[.E26]+[.E27]" office:value-type="float" office:value="30647">
            <text:p>30.647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it_1.9</text:p>
          </table:table-cell>
          <table:table-cell table:formula="oooc:=[.B23]" office:value-type="float" office:value="523681162">
            <text:p>523.681.162</text:p>
          </table:table-cell>
          <table:table-cell table:formula="oooc:=[.C23]" office:value-type="float" office:value="30731479">
            <text:p>30.731.479</text:p>
          </table:table-cell>
          <table:table-cell table:formula="oooc:=[.D23]" office:value-type="float" office:value="28859176">
            <text:p>28.859.176</text:p>
          </table:table-cell>
          <table:table-cell table:formula="oooc:=[.E23]" office:value-type="float" office:value="1872303">
            <text:p>1.872.303</text:p>
          </table:table-cell>
          <table:table-cell/>
          <table:table-cell table:formula="oooc:=[.G23]" office:value-type="float" office:value="30365053">
            <text:p>30.365.053</text:p>
          </table:table-cell>
          <table:table-cell table:formula="oooc:=[.C32]-[.G32]" office:value-type="float" office:value="366426">
            <text:p>366.426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t_2.0</text:p>
          </table:table-cell>
          <table:table-cell office:value-type="float" office:value="399392907">
            <text:p>399.392.907</text:p>
          </table:table-cell>
          <table:table-cell office:value-type="float" office:value="23531399">
            <text:p>23.531.399</text:p>
          </table:table-cell>
          <table:table-cell office:value-type="float" office:value="21651725">
            <text:p>21.651.725</text:p>
          </table:table-cell>
          <table:table-cell office:value-type="float" office:value="1879674">
            <text:p>1.879.674</text:p>
          </table:table-cell>
          <table:table-cell/>
          <table:table-cell office:value-type="float" office:value="23273207">
            <text:p>23.273.207</text:p>
          </table:table-cell>
          <table:table-cell table:formula="oooc:=[.C33]-[.G33]" office:value-type="float" office:value="258192">
            <text:p>258.192</text:p>
          </table:table-cell>
          <table:table-cell table:number-columns-repeated="248"/>
        </table:table-row>
        <table:table-row table:style-name="ro1">
          <table:table-cell office:value-type="string">
            <text:p>incremento</text:p>
          </table:table-cell>
          <table:table-cell table:formula="oooc:=[.B33]-[.B32]" office:value-type="float" office:value="-124288255">
            <text:p>-124.288.255</text:p>
          </table:table-cell>
          <table:table-cell table:formula="oooc:=[.C33]-[.C32]" office:value-type="float" office:value="-7200080">
            <text:p>-7.200.080</text:p>
          </table:table-cell>
          <table:table-cell table:formula="oooc:=[.D33]-[.D32]" office:value-type="float" office:value="-7207451">
            <text:p>-7.207.451</text:p>
          </table:table-cell>
          <table:table-cell table:formula="oooc:=[.E33]-[.E32]" office:value-type="float" office:value="7371">
            <text:p>7.371</text:p>
          </table:table-cell>
          <table:table-cell/>
          <table:table-cell office:value-type="string">
            <text:p>decrem. doppi</text:p>
          </table:table-cell>
          <table:table-cell table:formula="oooc:=[.H32]-[.H33]" office:value-type="float" office:value="108234">
            <text:p>108.234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lti_2.0</text:p>
          </table:table-cell>
          <table:table-cell office:value-type="float" office:value="123797838">
            <text:p>123.797.838</text:p>
          </table:table-cell>
          <table:table-cell office:value-type="float" office:value="7167581">
            <text:p>7.167.581</text:p>
          </table:table-cell>
          <table:table-cell office:value-type="float" office:value="7163605">
            <text:p>7.163.605</text:p>
          </table:table-cell>
          <table:table-cell office:value-type="float" office:value="3976">
            <text:p>3.976</text:p>
          </table:table-cell>
          <table:table-cell table:number-columns-repeated="251"/>
        </table:table-row>
        <table:table-row table:style-name="ro1">
          <table:table-cell office:value-type="string">
            <text:p>add_2.0</text:p>
          </table:table-cell>
          <table:table-cell office:value-type="float" office:value="1337301">
            <text:p>1.337.301</text:p>
          </table:table-cell>
          <table:table-cell office:value-type="float" office:value="75735">
            <text:p>75.735</text:p>
          </table:table-cell>
          <table:table-cell office:value-type="float" office:value="59707">
            <text:p>59.707</text:p>
          </table:table-cell>
          <table:table-cell office:value-type="float" office:value="16028">
            <text:p>16.028</text:p>
          </table:table-cell>
          <table:table-cell table:number-columns-repeated="251"/>
        </table:table-row>
        <table:table-row table:style-name="ro1">
          <table:table-cell office:value-type="string">
            <text:p>decrem. doppie</text:p>
          </table:table-cell>
          <table:table-cell table:formula="oooc:=[.B37]-[.B34]-[.B36]" office:value-type="float" office:value="1827718">
            <text:p>1.827.718</text:p>
          </table:table-cell>
          <table:table-cell table:formula="oooc:=[.C37]-[.C34]-[.C36]" office:value-type="float" office:value="108234">
            <text:p>108.234</text:p>
          </table:table-cell>
          <table:table-cell table:formula="oooc:=[.D37]-[.D34]-[.D36]" office:value-type="float" office:value="103553">
            <text:p>103.553</text:p>
          </table:table-cell>
          <table:table-cell table:formula="oooc:=[.E37]-[.E34]-[.E36]" office:value-type="float" office:value="4681">
            <text:p>4.681</text:p>
          </table:table-cell>
          <table:table-cell table:number-columns-repeated="251"/>
        </table:table-row>
        <table:table-row table:style-name="ro1">
          <table:table-cell office:value-type="string">
            <text:p>tot modifiche</text:p>
          </table:table-cell>
          <table:table-cell table:formula="oooc:=[.B36]+[.B37]" office:value-type="float" office:value="125135139">
            <text:p>125.135.139</text:p>
          </table:table-cell>
          <table:table-cell table:formula="oooc:=[.C36]+[.C37]" office:value-type="float" office:value="7243316">
            <text:p>7.243.316</text:p>
          </table:table-cell>
          <table:table-cell table:formula="oooc:=[.D36]+[.D37]" office:value-type="float" office:value="7223312">
            <text:p>7.223.312</text:p>
          </table:table-cell>
          <table:table-cell table:formula="oooc:=[.E36]+[.E37]" office:value-type="float" office:value="20004">
            <text:p>20.004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it_2.0</text:p>
          </table:table-cell>
          <table:table-cell table:formula="oooc:=[.B33]" office:value-type="float" office:value="399392907">
            <text:p>399.392.907</text:p>
          </table:table-cell>
          <table:table-cell table:formula="oooc:=[.C33]" office:value-type="float" office:value="23531399">
            <text:p>23.531.399</text:p>
          </table:table-cell>
          <table:table-cell table:formula="oooc:=[.D33]" office:value-type="float" office:value="21651725">
            <text:p>21.651.725</text:p>
          </table:table-cell>
          <table:table-cell table:formula="oooc:=[.E33]" office:value-type="float" office:value="1879674">
            <text:p>1.879.674</text:p>
          </table:table-cell>
          <table:table-cell/>
          <table:table-cell table:formula="oooc:=[.G33]" office:value-type="float" office:value="23273207">
            <text:p>23.273.207</text:p>
          </table:table-cell>
          <table:table-cell table:formula="oooc:=[.C42]-[.G42]" office:value-type="float" office:value="258192">
            <text:p>258.192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t_2.1</text:p>
          </table:table-cell>
          <table:table-cell office:value-type="float" office:value="375919789">
            <text:p>375.919.789</text:p>
          </table:table-cell>
          <table:table-cell office:value-type="float" office:value="22095040">
            <text:p>22.095.040</text:p>
          </table:table-cell>
          <table:table-cell office:value-type="float" office:value="20229600">
            <text:p>20.229.600</text:p>
          </table:table-cell>
          <table:table-cell office:value-type="float" office:value="1865440">
            <text:p>1.865.440</text:p>
          </table:table-cell>
          <table:table-cell/>
          <table:table-cell office:value-type="float" office:value="21911904">
            <text:p>21.911.904</text:p>
          </table:table-cell>
          <table:table-cell table:formula="oooc:=[.C43]-[.G43]" office:value-type="float" office:value="183136">
            <text:p>183.136</text:p>
          </table:table-cell>
          <table:table-cell table:number-columns-repeated="248"/>
        </table:table-row>
        <table:table-row table:style-name="ro1">
          <table:table-cell office:value-type="string">
            <text:p>incremento</text:p>
          </table:table-cell>
          <table:table-cell table:formula="oooc:=[.B43]-[.B42]" office:value-type="float" office:value="-23473118">
            <text:p>-23.473.118</text:p>
          </table:table-cell>
          <table:table-cell table:formula="oooc:=[.C43]-[.C42]" office:value-type="float" office:value="-1436359">
            <text:p>-1.436.359</text:p>
          </table:table-cell>
          <table:table-cell table:formula="oooc:=[.D43]-[.D42]" office:value-type="float" office:value="-1422125">
            <text:p>-1.422.125</text:p>
          </table:table-cell>
          <table:table-cell table:formula="oooc:=[.E43]-[.E42]" office:value-type="float" office:value="-14234">
            <text:p>-14.234</text:p>
          </table:table-cell>
          <table:table-cell/>
          <table:table-cell office:value-type="string">
            <text:p>decrem. doppi</text:p>
          </table:table-cell>
          <table:table-cell table:formula="oooc:=[.H42]-[.H43]" office:value-type="float" office:value="75056">
            <text:p>75.056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lti_2.1</text:p>
          </table:table-cell>
          <table:table-cell office:value-type="float" office:value="33363142">
            <text:p>33.363.142</text:p>
          </table:table-cell>
          <table:table-cell office:value-type="float" office:value="1998491">
            <text:p>1.998.491</text:p>
          </table:table-cell>
          <table:table-cell office:value-type="float" office:value="1875380">
            <text:p>1.875.380</text:p>
          </table:table-cell>
          <table:table-cell office:value-type="float" office:value="123111">
            <text:p>123.111</text:p>
          </table:table-cell>
          <table:table-cell table:number-columns-repeated="251"/>
        </table:table-row>
        <table:table-row table:style-name="ro1">
          <table:table-cell office:value-type="string">
            <text:p>add_2.1</text:p>
          </table:table-cell>
          <table:table-cell office:value-type="float" office:value="11045432">
            <text:p>11.045.432</text:p>
          </table:table-cell>
          <table:table-cell office:value-type="float" office:value="637188">
            <text:p>637.188</text:p>
          </table:table-cell>
          <table:table-cell office:value-type="float" office:value="523306">
            <text:p>523.306</text:p>
          </table:table-cell>
          <table:table-cell office:value-type="float" office:value="113882">
            <text:p>113.882</text:p>
          </table:table-cell>
          <table:table-cell table:number-columns-repeated="251"/>
        </table:table-row>
        <table:table-row table:style-name="ro1">
          <table:table-cell office:value-type="string">
            <text:p>decrem. doppie</text:p>
          </table:table-cell>
          <table:table-cell table:formula="oooc:=[.B47]-[.B44]-[.B46]" office:value-type="float" office:value="1155408">
            <text:p>1.155.408</text:p>
          </table:table-cell>
          <table:table-cell table:formula="oooc:=[.C47]-[.C44]-[.C46]" office:value-type="float" office:value="75056">
            <text:p>75.056</text:p>
          </table:table-cell>
          <table:table-cell table:formula="oooc:=[.D47]-[.D44]-[.D46]" office:value-type="float" office:value="70051">
            <text:p>70.051</text:p>
          </table:table-cell>
          <table:table-cell table:formula="oooc:=[.E47]-[.E44]-[.E46]" office:value-type="float" office:value="5005">
            <text:p>5.005</text:p>
          </table:table-cell>
          <table:table-cell table:number-columns-repeated="251"/>
        </table:table-row>
        <table:table-row table:style-name="ro1">
          <table:table-cell office:value-type="string">
            <text:p>tot modifiche</text:p>
          </table:table-cell>
          <table:table-cell table:formula="oooc:=[.B46]+[.B47]" office:value-type="float" office:value="44408574">
            <text:p>44.408.574</text:p>
          </table:table-cell>
          <table:table-cell table:formula="oooc:=[.C46]+[.C47]" office:value-type="float" office:value="2635679">
            <text:p>2.635.679</text:p>
          </table:table-cell>
          <table:table-cell table:formula="oooc:=[.D46]+[.D47]" office:value-type="float" office:value="2398686">
            <text:p>2.398.686</text:p>
          </table:table-cell>
          <table:table-cell table:formula="oooc:=[.E46]+[.E47]" office:value-type="float" office:value="236993">
            <text:p>236.993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it_2.1</text:p>
          </table:table-cell>
          <table:table-cell table:formula="oooc:=[.B43]" office:value-type="float" office:value="375919789">
            <text:p>375.919.789</text:p>
          </table:table-cell>
          <table:table-cell table:formula="oooc:=[.C43]" office:value-type="float" office:value="22095040">
            <text:p>22.095.040</text:p>
          </table:table-cell>
          <table:table-cell table:formula="oooc:=[.D43]" office:value-type="float" office:value="20229600">
            <text:p>20.229.600</text:p>
          </table:table-cell>
          <table:table-cell table:formula="oooc:=[.E43]" office:value-type="float" office:value="1865440">
            <text:p>1.865.440</text:p>
          </table:table-cell>
          <table:table-cell/>
          <table:table-cell table:formula="oooc:=[.G43]" office:value-type="float" office:value="21911904">
            <text:p>21.911.904</text:p>
          </table:table-cell>
          <table:table-cell table:formula="oooc:=[.C52]-[.G52]" office:value-type="float" office:value="183136">
            <text:p>183.136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t_2.2</text:p>
          </table:table-cell>
          <table:table-cell office:value-type="float" office:value="383148022">
            <text:p>383.148.022</text:p>
          </table:table-cell>
          <table:table-cell office:value-type="float" office:value="22358748">
            <text:p>22.358.748</text:p>
          </table:table-cell>
          <table:table-cell office:value-type="float" office:value="20331011">
            <text:p>20.331.011</text:p>
          </table:table-cell>
          <table:table-cell office:value-type="float" office:value="2027737">
            <text:p>2.027.737</text:p>
          </table:table-cell>
          <table:table-cell/>
          <table:table-cell office:value-type="float" office:value="22230658">
            <text:p>22.230.658</text:p>
          </table:table-cell>
          <table:table-cell table:formula="oooc:=[.C53]-[.G53]" office:value-type="float" office:value="128090">
            <text:p>128.090</text:p>
          </table:table-cell>
          <table:table-cell table:number-columns-repeated="248"/>
        </table:table-row>
        <table:table-row table:style-name="ro1">
          <table:table-cell office:value-type="string">
            <text:p>incremento</text:p>
          </table:table-cell>
          <table:table-cell table:formula="oooc:=[.B53]-[.B52]" office:value-type="float" office:value="7228233">
            <text:p>7.228.233</text:p>
          </table:table-cell>
          <table:table-cell table:formula="oooc:=[.C53]-[.C52]" office:value-type="float" office:value="263708">
            <text:p>263.708</text:p>
          </table:table-cell>
          <table:table-cell table:formula="oooc:=[.D53]-[.D52]" office:value-type="float" office:value="101411">
            <text:p>101.411</text:p>
          </table:table-cell>
          <table:table-cell table:formula="oooc:=[.E53]-[.E52]" office:value-type="float" office:value="162297">
            <text:p>162.297</text:p>
          </table:table-cell>
          <table:table-cell/>
          <table:table-cell office:value-type="string">
            <text:p>decrem. doppi</text:p>
          </table:table-cell>
          <table:table-cell table:formula="oooc:=[.H52]-[.H53]" office:value-type="float" office:value="55046">
            <text:p>55.046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lti_2.2</text:p>
          </table:table-cell>
          <table:table-cell office:value-type="float" office:value="13428538">
            <text:p>13.428.538</text:p>
          </table:table-cell>
          <table:table-cell office:value-type="float" office:value="785297">
            <text:p>785.297</text:p>
          </table:table-cell>
          <table:table-cell office:value-type="float" office:value="755556">
            <text:p>755.556</text:p>
          </table:table-cell>
          <table:table-cell office:value-type="float" office:value="29741">
            <text:p>29.741</text:p>
          </table:table-cell>
          <table:table-cell table:number-columns-repeated="251"/>
        </table:table-row>
        <table:table-row table:style-name="ro1">
          <table:table-cell office:value-type="string">
            <text:p>add_2.2</text:p>
          </table:table-cell>
          <table:table-cell table:style-name="ce5" office:value-type="float" office:value="21610286">
            <text:p>21.610.286</text:p>
          </table:table-cell>
          <table:table-cell office:value-type="float" office:value="1104051">
            <text:p>1.104.051</text:p>
          </table:table-cell>
          <table:table-cell office:value-type="float" office:value="908541">
            <text:p>908.541</text:p>
          </table:table-cell>
          <table:table-cell office:value-type="float" office:value="195510">
            <text:p>195.510</text:p>
          </table:table-cell>
          <table:table-cell table:number-columns-repeated="251"/>
        </table:table-row>
        <table:table-row table:style-name="ro1">
          <table:table-cell office:value-type="string">
            <text:p>decrem. doppie</text:p>
          </table:table-cell>
          <table:table-cell table:formula="oooc:=[.B57]-[.B54]-[.B56]" office:value-type="float" office:value="953515">
            <text:p>953.515</text:p>
          </table:table-cell>
          <table:table-cell table:formula="oooc:=[.C57]-[.C54]-[.C56]" office:value-type="float" office:value="55046">
            <text:p>55.046</text:p>
          </table:table-cell>
          <table:table-cell table:formula="oooc:=[.D57]-[.D54]-[.D56]" office:value-type="float" office:value="51574">
            <text:p>51.574</text:p>
          </table:table-cell>
          <table:table-cell table:formula="oooc:=[.E57]-[.E54]-[.E56]" office:value-type="float" office:value="3472">
            <text:p>3.472</text:p>
          </table:table-cell>
          <table:table-cell table:number-columns-repeated="251"/>
        </table:table-row>
        <table:table-row table:style-name="ro1">
          <table:table-cell office:value-type="string">
            <text:p>tot modifiche</text:p>
          </table:table-cell>
          <table:table-cell table:formula="oooc:=[.B56]+[.B57]" office:value-type="float" office:value="35038824">
            <text:p>35.038.824</text:p>
          </table:table-cell>
          <table:table-cell table:formula="oooc:=[.C56]+[.C57]" office:value-type="float" office:value="1889348">
            <text:p>1.889.348</text:p>
          </table:table-cell>
          <table:table-cell table:formula="oooc:=[.D56]+[.D57]" office:value-type="float" office:value="1664097">
            <text:p>1.664.097</text:p>
          </table:table-cell>
          <table:table-cell table:formula="oooc:=[.E56]+[.E57]" office:value-type="float" office:value="225251">
            <text:p>225.251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>
            <text:p>it_2.2 </text:p>
          </table:table-cell>
          <table:table-cell office:value-type="float" office:value="383148022">
            <text:p>383.148.022</text:p>
          </table:table-cell>
          <table:table-cell office:value-type="float" office:value="22358748">
            <text:p>22.358.748</text:p>
          </table:table-cell>
          <table:table-cell office:value-type="float" office:value="20331011">
            <text:p>20.331.011</text:p>
          </table:table-cell>
          <table:table-cell office:value-type="float" office:value="2027737">
            <text:p>2.027.737</text:p>
          </table:table-cell>
          <table:table-cell/>
          <table:table-cell office:value-type="float" office:value="22230658">
            <text:p>22.230.658</text:p>
          </table:table-cell>
          <table:table-cell table:formula="oooc:=[.C62]-[.G62]" office:value-type="float" office:value="128090">
            <text:p>128.090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it_2.3 (23/07/2006)</text:p>
          </table:table-cell>
          <table:table-cell office:value-type="float" office:value="378058480">
            <text:p>378.058.480</text:p>
          </table:table-cell>
          <table:table-cell office:value-type="float" office:value="22190064">
            <text:p>22.190.064</text:p>
          </table:table-cell>
          <table:table-cell office:value-type="float" office:value="20074353">
            <text:p>20.074.353</text:p>
          </table:table-cell>
          <table:table-cell office:value-type="float" office:value="2115711">
            <text:p>2.115.711</text:p>
          </table:table-cell>
          <table:table-cell/>
          <table:table-cell office:value-type="float" office:value="22079663">
            <text:p>22.079.663</text:p>
          </table:table-cell>
          <table:table-cell table:formula="oooc:=[.C63]-[.G63]" office:value-type="float" office:value="110401">
            <text:p>110.401</text:p>
          </table:table-cell>
          <table:table-cell table:number-columns-repeated="248"/>
        </table:table-row>
        <table:table-row table:style-name="ro1">
          <table:table-cell office:value-type="string">
            <text:p>incremento</text:p>
          </table:table-cell>
          <table:table-cell table:formula="oooc:=[.B63]-[.B62]" office:value-type="float" office:value="-5089542">
            <text:p>-5.089.542</text:p>
          </table:table-cell>
          <table:table-cell table:formula="oooc:=[.C63]-[.C62]" office:value-type="float" office:value="-168684">
            <text:p>-168.684</text:p>
          </table:table-cell>
          <table:table-cell table:formula="oooc:=[.D63]-[.D62]" office:value-type="float" office:value="-256658">
            <text:p>-256.658</text:p>
          </table:table-cell>
          <table:table-cell table:formula="oooc:=[.E63]-[.E62]" office:value-type="float" office:value="87974">
            <text:p>87.974</text:p>
          </table:table-cell>
          <table:table-cell/>
          <table:table-cell office:value-type="string">
            <text:p>decrem. doppi</text:p>
          </table:table-cell>
          <table:table-cell table:formula="oooc:=[.H62]-[.H63]" office:value-type="float" office:value="17689">
            <text:p>17.689</text:p>
          </table:table-cell>
          <table:table-cell table:number-columns-repeated="248"/>
        </table:table-row>
        <table:table-row table:style-name="ro1">
          <table:table-cell table:style-name="Default" table:number-columns-repeated="8"/>
          <table:table-cell table:number-columns-repeated="248"/>
        </table:table-row>
        <table:table-row table:style-name="ro1">
          <table:table-cell office:value-type="string">
            <text:p>tolti_2.3 (23/07/2006)</text:p>
          </table:table-cell>
          <table:table-cell office:value-type="float" office:value="33521711">
            <text:p>33.521.711</text:p>
          </table:table-cell>
          <table:table-cell office:value-type="float" office:value="1828215">
            <text:p>1.828.215</text:p>
          </table:table-cell>
          <table:table-cell office:value-type="float" office:value="1817697">
            <text:p>1.817.697</text:p>
          </table:table-cell>
          <table:table-cell office:value-type="float" office:value="10518">
            <text:p>10.518</text:p>
          </table:table-cell>
          <table:table-cell table:number-columns-repeated="251"/>
        </table:table-row>
        <table:table-row table:style-name="ro2">
          <table:table-cell office:value-type="string">
            <text:p>add_2.3 (23/07/2006)</text:p>
          </table:table-cell>
          <table:table-cell table:style-name="ce5" office:value-type="float" office:value="28797450">
            <text:p>28.797.450</text:p>
          </table:table-cell>
          <table:table-cell office:value-type="float" office:value="1677220">
            <text:p>1.677.220</text:p>
          </table:table-cell>
          <table:table-cell office:value-type="float" office:value="1580796">
            <text:p>1.580.796</text:p>
          </table:table-cell>
          <table:table-cell office:value-type="float" office:value="96424">
            <text:p>96.424</text:p>
          </table:table-cell>
          <table:table-cell table:number-columns-repeated="251"/>
        </table:table-row>
        <table:table-row table:style-name="ro1">
          <table:table-cell office:value-type="string">
            <text:p>decrem. doppie</text:p>
          </table:table-cell>
          <table:table-cell table:formula="oooc:=[.B67]-[.B64]-[.B66]" office:value-type="float" office:value="365281">
            <text:p>365.281</text:p>
          </table:table-cell>
          <table:table-cell table:formula="oooc:=[.C67]-[.C64]-[.C66]" office:value-type="float" office:value="17689">
            <text:p>17.689</text:p>
          </table:table-cell>
          <table:table-cell table:formula="oooc:=[.D67]-[.D64]-[.D66]" office:value-type="float" office:value="19757">
            <text:p>19.757</text:p>
          </table:table-cell>
          <table:table-cell table:formula="oooc:=[.E67]-[.E64]-[.E66]" office:value-type="float" office:value="-2068">
            <text:p>-2.068</text:p>
          </table:table-cell>
          <table:table-cell table:number-columns-repeated="251"/>
        </table:table-row>
        <table:table-row table:style-name="ro1">
          <table:table-cell office:value-type="string">
            <text:p>tot modifiche</text:p>
          </table:table-cell>
          <table:table-cell table:formula="oooc:=[.B66]+[.B67]" office:value-type="float" office:value="62319161">
            <text:p>62.319.161</text:p>
          </table:table-cell>
          <table:table-cell table:formula="oooc:=[.C66]+[.C67]" office:value-type="float" office:value="3505435">
            <text:p>3.505.435</text:p>
          </table:table-cell>
          <table:table-cell table:formula="oooc:=[.D66]+[.D67]" office:value-type="float" office:value="3398493">
            <text:p>3.398.493</text:p>
          </table:table-cell>
          <table:table-cell table:formula="oooc:=[.E66]+[.E67]" office:value-type="float" office:value="106942">
            <text:p>106.942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TOTALE TOLTI</text:p>
          </table:table-cell>
          <table:table-cell table:style-name="ce6" table:formula="oooc:=[.B6]+[.B16]+[.B26]+[.B36]+[.B46]+[.B56]+[.B66]" office:value-type="float" office:value="483091883">
            <text:p>483.091.883</text:p>
          </table:table-cell>
          <table:table-cell table:style-name="ce6" table:formula="oooc:=[.C6]+[.C16]+[.C26]+[.C36]+[.C46]+[.C56]+[.C66]" office:value-type="float" office:value="27612928">
            <text:p>27.612.928</text:p>
          </table:table-cell>
          <table:table-cell table:style-name="ce6" table:formula="oooc:=[.D6]+[.D16]+[.D26]+[.D36]+[.D46]+[.D56]+[.D66]" office:value-type="float" office:value="27356333">
            <text:p>27.356.333</text:p>
          </table:table-cell>
          <table:table-cell table:style-name="ce6" table:formula="oooc:=[.E6]+[.E16]+[.E26]+[.E36]+[.E46]+[.E56]+[.E66]" office:value-type="float" office:value="256595">
            <text:p>256.595</text:p>
          </table:table-cell>
          <table:table-cell table:number-columns-repeated="251"/>
        </table:table-row>
        <table:table-row table:style-name="ro1">
          <table:table-cell office:value-type="string">
            <text:p>TOTALE AGGIUNTI</text:p>
          </table:table-cell>
          <table:table-cell table:style-name="ce6" table:formula="oooc:=[.B7]+[.B17]+[.B27]+[.B37]+[.B47]+[.B57]+[.B67]" office:value-type="float" office:value="96368456">
            <text:p>96.368.456</text:p>
          </table:table-cell>
          <table:table-cell table:style-name="ce6" table:formula="oooc:=[.C7]+[.C17]+[.C27]+[.C37]+[.C47]+[.C57]+[.C67]" office:value-type="float" office:value="5382303">
            <text:p>5.382.303</text:p>
          </table:table-cell>
          <table:table-cell table:style-name="ce6" table:formula="oooc:=[.D7]+[.D17]+[.D27]+[.D37]+[.D47]+[.D57]+[.D67]" office:value-type="float" office:value="4885104">
            <text:p>4.885.104</text:p>
          </table:table-cell>
          <table:table-cell table:style-name="ce6" table:formula="oooc:=[.E7]+[.E17]+[.E27]+[.E37]+[.E47]+[.E57]+[.E67]" office:value-type="float" office:value="497199">
            <text:p>497.199</text:p>
          </table:table-cell>
          <table:table-cell table:number-columns-repeated="251"/>
        </table:table-row>
        <table:table-row table:style-name="ro2">
          <table:table-cell office:value-type="string">
            <text:p>TOTALE MODIFICHE</text:p>
          </table:table-cell>
          <table:table-cell table:style-name="ce6" table:formula="oooc:=[.B73]+[.B72]" office:value-type="float" office:value="579460339">
            <text:p>579.460.339</text:p>
          </table:table-cell>
          <table:table-cell table:style-name="ce6" table:formula="oooc:=[.C73]+[.C72]" office:value-type="float" office:value="32995231">
            <text:p>32.995.231</text:p>
          </table:table-cell>
          <table:table-cell table:style-name="ce6" table:formula="oooc:=[.D73]+[.D72]" office:value-type="float" office:value="32241437">
            <text:p>32.241.437</text:p>
          </table:table-cell>
          <table:table-cell table:style-name="ce6" table:formula="oooc:=[.E73]+[.E72]" office:value-type="float" office:value="753794">
            <text:p>753.794</text:p>
          </table:table-cell>
          <table:table-cell/>
          <table:table-cell office:value-type="string">
            <text:p>decrem. doppi</text:p>
          </table:table-cell>
          <table:table-cell table:formula="oooc:=[.H4]+[.H14]+[.H24]+[.H34]+[.H44]+[.H54]+[.H64]" office:value-type="float" office:value="6349836">
            <text:p>6.349.836</text:p>
          </table:table-cell>
          <table:table-cell table:number-columns-repeated="248"/>
        </table:table-row>
        <table:table-row table:style-name="ro1" table:number-rows-repeated="319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rsioni beta" table:style-name="ta1" table:print="fals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3" table:default-cell-style-name="ce1"/>
        <table:table-row table:style-name="ro1">
          <table:table-cell/>
          <table:table-cell table:style-name="ce4" office:value-type="string">
            <text:p>byte</text:p>
          </table:table-cell>
          <table:table-cell office:value-type="string">
            <text:p>parole</text:p>
          </table:table-cell>
          <table:table-cell office:value-type="string">
            <text:p>parole elise</text:p>
          </table:table-cell>
          <table:table-cell office:value-type="string">
            <text:p>parole non elise</text:p>
          </table:table-cell>
          <table:table-cell/>
          <table:table-cell office:value-type="string">
            <text:p>parole distinte</text:p>
          </table:table-cell>
          <table:table-cell office:value-type="string">
            <text:p>parole doppie</text:p>
          </table:table-cell>
          <table:table-cell office:value-type="string">
            <text:p>elise</text:p>
          </table:table-cell>
          <table:table-cell office:value-type="string">
            <text:p>elise doppie</text:p>
          </table:table-cell>
          <table:table-cell office:value-type="string">
            <text:p>non elise</text:p>
          </table:table-cell>
        </table:table-row>
        <table:table-row table:style-name="ro3">
          <table:table-cell table:style-name="ce7" office:value-type="string">
            <text:p>Beta 2.2</text:p>
          </table:table-cell>
          <table:table-cell table:style-name="ce4"/>
          <table:table-cell table:number-columns-repeated="9"/>
        </table:table-row>
        <table:table-row table:style-name="ro1">
          <table:table-cell table:style-name="ce2" office:value-type="string">
            <text:p>it_2.1</text:p>
          </table:table-cell>
          <table:table-cell office:value-type="float" office:value="399392907">
            <text:p>399.392.907</text:p>
          </table:table-cell>
          <table:table-cell office:value-type="float" office:value="23531399">
            <text:p>23.531.399</text:p>
          </table:table-cell>
          <table:table-cell office:value-type="float" office:value="21651725">
            <text:p>21.651.725</text:p>
          </table:table-cell>
          <table:table-cell office:value-type="float" office:value="1879674">
            <text:p>1.879.674</text:p>
          </table:table-cell>
          <table:table-cell/>
          <table:table-cell office:value-type="float" office:value="23273207">
            <text:p>23.273.207</text:p>
          </table:table-cell>
          <table:table-cell table:formula="oooc:=[.C3]-[.G3]" office:value-type="float" office:value="258192">
            <text:p>258.19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t_2.2 (09/10/2004)</text:p>
          </table:table-cell>
          <table:table-cell office:value-type="float" office:value="384534828">
            <text:p>384.534.828</text:p>
          </table:table-cell>
          <table:table-cell office:value-type="float" office:value="22540583">
            <text:p>22.540.583</text:p>
          </table:table-cell>
          <table:table-cell office:value-type="float" office:value="20653200">
            <text:p>20.653.200</text:p>
          </table:table-cell>
          <table:table-cell office:value-type="float" office:value="1887383">
            <text:p>1.887.383</text:p>
          </table:table-cell>
          <table:table-cell/>
          <table:table-cell office:value-type="float" office:value="22411806">
            <text:p>22.411.806</text:p>
          </table:table-cell>
          <table:table-cell table:formula="oooc:=[.C4]-[.G4]" office:value-type="float" office:value="128777">
            <text:p>128.777</text:p>
          </table:table-cell>
          <table:table-cell table:number-columns-repeated="3"/>
        </table:table-row>
        <table:table-row table:style-name="ro1">
          <table:table-cell office:value-type="string">
            <text:p>incremento</text:p>
          </table:table-cell>
          <table:table-cell table:formula="oooc:=[.B4]-[.B3]" office:value-type="float" office:value="-14858079">
            <text:p>-14.858.079</text:p>
          </table:table-cell>
          <table:table-cell table:formula="oooc:=[.C4]-[.C3]" office:value-type="float" office:value="-990816">
            <text:p>-990.816</text:p>
          </table:table-cell>
          <table:table-cell table:formula="oooc:=[.D4]-[.D3]" office:value-type="float" office:value="-998525">
            <text:p>-998.525</text:p>
          </table:table-cell>
          <table:table-cell table:formula="oooc:=[.E4]-[.E3]" office:value-type="float" office:value="7709">
            <text:p>7.709</text:p>
          </table:table-cell>
          <table:table-cell/>
          <table:table-cell office:value-type="string">
            <text:p>decrem. doppi</text:p>
          </table:table-cell>
          <table:table-cell table:formula="oooc:=[.H3]-[.H4]" office:value-type="float" office:value="129415">
            <text:p>129.41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>
            <text:p>tolti_2.2 (09/10/2004)</text:p>
          </table:table-cell>
          <table:table-cell office:value-type="float" office:value="3707242">
            <text:p>3.707.242</text:p>
          </table:table-cell>
          <table:table-cell office:value-type="float" office:value="222209">
            <text:p>222.209</text:p>
          </table:table-cell>
          <table:table-cell office:value-type="float" office:value="214682">
            <text:p>214.682</text:p>
          </table:table-cell>
          <table:table-cell office:value-type="float" office:value="7527">
            <text:p>7.527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dd_2.2 (09/10/2004)</text:p>
          </table:table-cell>
          <table:table-cell office:value-type="float" office:value="13266224">
            <text:p>13.266.224</text:p>
          </table:table-cell>
          <table:table-cell office:value-type="float" office:value="722111">
            <text:p>722.111</text:p>
          </table:table-cell>
          <table:table-cell office:value-type="float" office:value="690086">
            <text:p>690.086</text:p>
          </table:table-cell>
          <table:table-cell office:value-type="float" office:value="32025">
            <text:p>32.025</text:p>
          </table:table-cell>
          <table:table-cell table:number-columns-repeated="6"/>
        </table:table-row>
        <table:table-row table:style-name="ro1">
          <table:table-cell office:value-type="string">
            <text:p>decrem. doppie</text:p>
          </table:table-cell>
          <table:table-cell table:formula="oooc:=[.B8]-[.B5]-[.B7]" office:value-type="float" office:value="24417061">
            <text:p>24.417.061</text:p>
          </table:table-cell>
          <table:table-cell table:formula="oooc:=[.C8]-[.C5]-[.C7]" office:value-type="float" office:value="1490718">
            <text:p>1.490.718</text:p>
          </table:table-cell>
          <table:table-cell table:formula="oooc:=[.D8]-[.D5]-[.D7]" office:value-type="float" office:value="1473929">
            <text:p>1.473.929</text:p>
          </table:table-cell>
          <table:table-cell table:formula="oooc:=[.E8]-[.E5]-[.E7]" office:value-type="float" office:value="16789">
            <text:p>16.789</text:p>
          </table:table-cell>
          <table:table-cell table:number-columns-repeated="6"/>
        </table:table-row>
        <table:table-row table:style-name="ro1">
          <table:table-cell office:value-type="string">
            <text:p>tot modifiche</text:p>
          </table:table-cell>
          <table:table-cell table:formula="oooc:=[.B7]+[.B8]" office:value-type="float" office:value="16973466">
            <text:p>16.973.466</text:p>
          </table:table-cell>
          <table:table-cell table:formula="oooc:=[.C7]+[.C8]" office:value-type="float" office:value="944320">
            <text:p>944.320</text:p>
          </table:table-cell>
          <table:table-cell table:formula="oooc:=[.D7]+[.D8]" office:value-type="float" office:value="904768">
            <text:p>904.768</text:p>
          </table:table-cell>
          <table:table-cell table:formula="oooc:=[.E7]+[.E8]" office:value-type="float" office:value="39552">
            <text:p>39.552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>
            <text:p>it_2.2 (09/10/2004)</text:p>
          </table:table-cell>
          <table:table-cell table:formula="oooc:=[.B4]" office:value-type="float" office:value="384534828">
            <text:p>384.534.828</text:p>
          </table:table-cell>
          <table:table-cell table:formula="oooc:=[.C4]" office:value-type="float" office:value="22540583">
            <text:p>22.540.583</text:p>
          </table:table-cell>
          <table:table-cell table:formula="oooc:=[.D4]" office:value-type="float" office:value="20653200">
            <text:p>20.653.200</text:p>
          </table:table-cell>
          <table:table-cell table:formula="oooc:=[.E4]" office:value-type="float" office:value="1887383">
            <text:p>1.887.383</text:p>
          </table:table-cell>
          <table:table-cell/>
          <table:table-cell table:formula="oooc:=[.G4]" office:value-type="float" office:value="22411806">
            <text:p>22.411.806</text:p>
          </table:table-cell>
          <table:table-cell table:formula="oooc:=[.C13]-[.G13]" office:value-type="float" office:value="128777">
            <text:p>128.77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t_2.2 (07/11/2004)</text:p>
          </table:table-cell>
          <table:table-cell office:value-type="float" office:value="382084902">
            <text:p>382.084.902</text:p>
          </table:table-cell>
          <table:table-cell office:value-type="float" office:value="22397909">
            <text:p>22.397.909</text:p>
          </table:table-cell>
          <table:table-cell office:value-type="float" office:value="20510181">
            <text:p>20.510.181</text:p>
          </table:table-cell>
          <table:table-cell office:value-type="float" office:value="1887728">
            <text:p>1.887.728</text:p>
          </table:table-cell>
          <table:table-cell/>
          <table:table-cell office:value-type="float" office:value="22262173">
            <text:p>22.262.173</text:p>
          </table:table-cell>
          <table:table-cell table:formula="oooc:=[.C14]-[.G14]" office:value-type="float" office:value="135736">
            <text:p>135.736</text:p>
          </table:table-cell>
          <table:table-cell table:number-columns-repeated="3"/>
        </table:table-row>
        <table:table-row table:style-name="ro1">
          <table:table-cell office:value-type="string">
            <text:p>incremento</text:p>
          </table:table-cell>
          <table:table-cell table:formula="oooc:=[.B14]-[.B13]" office:value-type="float" office:value="-2449926">
            <text:p>-2.449.926</text:p>
          </table:table-cell>
          <table:table-cell table:formula="oooc:=[.C14]-[.C13]" office:value-type="float" office:value="-142674">
            <text:p>-142.674</text:p>
          </table:table-cell>
          <table:table-cell table:formula="oooc:=[.D14]-[.D13]" office:value-type="float" office:value="-143019">
            <text:p>-143.019</text:p>
          </table:table-cell>
          <table:table-cell table:formula="oooc:=[.E14]-[.E13]" office:value-type="float" office:value="345">
            <text:p>345</text:p>
          </table:table-cell>
          <table:table-cell/>
          <table:table-cell office:value-type="string">
            <text:p>decrem. doppi</text:p>
          </table:table-cell>
          <table:table-cell table:formula="oooc:=[.H13]-[.H14]" office:value-type="float" office:value="-6959">
            <text:p>-6.959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lti_2.2 (07/11/2004)</text:p>
          </table:table-cell>
          <table:table-cell office:value-type="float" office:value="3703724">
            <text:p>3.703.724</text:p>
          </table:table-cell>
          <table:table-cell office:value-type="float" office:value="215225">
            <text:p>215.225</text:p>
          </table:table-cell>
          <table:table-cell office:value-type="float" office:value="207861">
            <text:p>207.861</text:p>
          </table:table-cell>
          <table:table-cell office:value-type="float" office:value="7364">
            <text:p>7.364</text:p>
          </table:table-cell>
          <table:table-cell table:number-columns-repeated="6"/>
        </table:table-row>
        <table:table-row table:style-name="ro1">
          <table:table-cell office:value-type="string">
            <text:p>add_2.2 (07/11/2004)</text:p>
          </table:table-cell>
          <table:table-cell office:value-type="float" office:value="1144228">
            <text:p>1.144.228</text:p>
          </table:table-cell>
          <table:table-cell office:value-type="float" office:value="65592">
            <text:p>65.592</text:p>
          </table:table-cell>
          <table:table-cell office:value-type="float" office:value="58531">
            <text:p>58.531</text:p>
          </table:table-cell>
          <table:table-cell office:value-type="float" office:value="7061">
            <text:p>7.061</text:p>
          </table:table-cell>
          <table:table-cell table:number-columns-repeated="6"/>
        </table:table-row>
        <table:table-row table:style-name="ro1">
          <table:table-cell office:value-type="string">
            <text:p>decrem. doppie</text:p>
          </table:table-cell>
          <table:table-cell table:formula="oooc:=[.B18]-[.B15]-[.B17]" office:value-type="float" office:value="-109570">
            <text:p>-109.570</text:p>
          </table:table-cell>
          <table:table-cell table:formula="oooc:=[.C18]-[.C15]-[.C17]" office:value-type="float" office:value="-6959">
            <text:p>-6.959</text:p>
          </table:table-cell>
          <table:table-cell table:formula="oooc:=[.D18]-[.D15]-[.D17]" office:value-type="float" office:value="-6311">
            <text:p>-6.311</text:p>
          </table:table-cell>
          <table:table-cell table:formula="oooc:=[.E18]-[.E15]-[.E17]" office:value-type="float" office:value="-648">
            <text:p>-648</text:p>
          </table:table-cell>
          <table:table-cell table:number-columns-repeated="6"/>
        </table:table-row>
        <table:table-row table:style-name="ro1">
          <table:table-cell office:value-type="string">
            <text:p>tot modifiche</text:p>
          </table:table-cell>
          <table:table-cell table:formula="oooc:=[.B17]+[.B18]" office:value-type="float" office:value="4847952">
            <text:p>4.847.952</text:p>
          </table:table-cell>
          <table:table-cell table:formula="oooc:=[.C17]+[.C18]" office:value-type="float" office:value="280817">
            <text:p>280.817</text:p>
          </table:table-cell>
          <table:table-cell table:formula="oooc:=[.D17]+[.D18]" office:value-type="float" office:value="266392">
            <text:p>266.392</text:p>
          </table:table-cell>
          <table:table-cell table:formula="oooc:=[.E17]+[.E18]" office:value-type="float" office:value="14425">
            <text:p>14.425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>
            <text:p>it_2.2 (07/11/2004)</text:p>
          </table:table-cell>
          <table:table-cell table:formula="oooc:=[.B14]" office:value-type="float" office:value="382084902">
            <text:p>382.084.902</text:p>
          </table:table-cell>
          <table:table-cell table:formula="oooc:=[.C14]" office:value-type="float" office:value="22397909">
            <text:p>22.397.909</text:p>
          </table:table-cell>
          <table:table-cell table:formula="oooc:=[.D14]" office:value-type="float" office:value="20510181">
            <text:p>20.510.181</text:p>
          </table:table-cell>
          <table:table-cell table:formula="oooc:=[.E14]" office:value-type="float" office:value="1887728">
            <text:p>1.887.728</text:p>
          </table:table-cell>
          <table:table-cell/>
          <table:table-cell table:formula="oooc:=[.G14]" office:value-type="float" office:value="22262173">
            <text:p>22.262.173</text:p>
          </table:table-cell>
          <table:table-cell table:formula="oooc:=[.C23]-[.G23]" office:value-type="float" office:value="135736">
            <text:p>135.73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t_2.2 (14/11/2004)</text:p>
          </table:table-cell>
          <table:table-cell office:value-type="float" office:value="381851645">
            <text:p>381.851.645</text:p>
          </table:table-cell>
          <table:table-cell office:value-type="float" office:value="22385402">
            <text:p>22.385.402</text:p>
          </table:table-cell>
          <table:table-cell office:value-type="float" office:value="20497594">
            <text:p>20.497.594</text:p>
          </table:table-cell>
          <table:table-cell office:value-type="float" office:value="1887808">
            <text:p>1.887.808</text:p>
          </table:table-cell>
          <table:table-cell/>
          <table:table-cell office:value-type="float" office:value="22249723">
            <text:p>22.249.723</text:p>
          </table:table-cell>
          <table:table-cell table:formula="oooc:=[.C24]-[.G24]" office:value-type="float" office:value="135679">
            <text:p>135.679</text:p>
          </table:table-cell>
          <table:table-cell table:number-columns-repeated="3"/>
        </table:table-row>
        <table:table-row table:style-name="ro1">
          <table:table-cell office:value-type="string">
            <text:p>incremento</text:p>
          </table:table-cell>
          <table:table-cell table:formula="oooc:=[.B24]-[.B23]" office:value-type="float" office:value="-233257">
            <text:p>-233.257</text:p>
          </table:table-cell>
          <table:table-cell table:formula="oooc:=[.C24]-[.C23]" office:value-type="float" office:value="-12507">
            <text:p>-12.507</text:p>
          </table:table-cell>
          <table:table-cell table:formula="oooc:=[.D24]-[.D23]" office:value-type="float" office:value="-12587">
            <text:p>-12.587</text:p>
          </table:table-cell>
          <table:table-cell table:formula="oooc:=[.E24]-[.E23]" office:value-type="float" office:value="80">
            <text:p>80</text:p>
          </table:table-cell>
          <table:table-cell/>
          <table:table-cell office:value-type="string">
            <text:p>decrem. doppi</text:p>
          </table:table-cell>
          <table:table-cell table:formula="oooc:=[.H23]-[.H24]" office:value-type="float" office:value="57">
            <text:p>5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lti_2.2 (14/11/2004)</text:p>
          </table:table-cell>
          <table:table-cell office:value-type="float" office:value="236394">
            <text:p>236.394</text:p>
          </table:table-cell>
          <table:table-cell office:value-type="float" office:value="12767">
            <text:p>12.767</text:p>
          </table:table-cell>
          <table:table-cell office:value-type="float" office:value="12689">
            <text:p>12.689</text:p>
          </table:table-cell>
          <table:table-cell office:value-type="float" office:value="78">
            <text:p>78</text:p>
          </table:table-cell>
          <table:table-cell table:number-columns-repeated="6"/>
        </table:table-row>
        <table:table-row table:style-name="ro1">
          <table:table-cell office:value-type="string">
            <text:p>add_2.2 (14/11/2004)</text:p>
          </table:table-cell>
          <table:table-cell office:value-type="float" office:value="4676">
            <text:p>4.676</text:p>
          </table:table-cell>
          <table:table-cell office:value-type="float" office:value="317">
            <text:p>317</text:p>
          </table:table-cell>
          <table:table-cell office:value-type="float" office:value="174">
            <text:p>174</text:p>
          </table:table-cell>
          <table:table-cell office:value-type="float" office:value="143">
            <text:p>143</text:p>
          </table:table-cell>
          <table:table-cell table:number-columns-repeated="6"/>
        </table:table-row>
        <table:table-row table:style-name="ro1">
          <table:table-cell office:value-type="string">
            <text:p>decrem. doppie</text:p>
          </table:table-cell>
          <table:table-cell table:formula="oooc:=[.B28]-[.B25]-[.B27]" office:value-type="float" office:value="1539">
            <text:p>1.539</text:p>
          </table:table-cell>
          <table:table-cell table:formula="oooc:=[.C28]-[.C25]-[.C27]" office:value-type="float" office:value="57">
            <text:p>57</text:p>
          </table:table-cell>
          <table:table-cell table:formula="oooc:=[.D28]-[.D25]-[.D27]" office:value-type="float" office:value="72">
            <text:p>72</text:p>
          </table:table-cell>
          <table:table-cell table:formula="oooc:=[.E28]-[.E25]-[.E27]" office:value-type="float" office:value="-15">
            <text:p>-15</text:p>
          </table:table-cell>
          <table:table-cell table:number-columns-repeated="6"/>
        </table:table-row>
        <table:table-row table:style-name="ro1">
          <table:table-cell office:value-type="string">
            <text:p>tot modifiche</text:p>
          </table:table-cell>
          <table:table-cell table:formula="oooc:=[.B27]+[.B28]" office:value-type="float" office:value="241070">
            <text:p>241.070</text:p>
          </table:table-cell>
          <table:table-cell table:formula="oooc:=[.C27]+[.C28]" office:value-type="float" office:value="13084">
            <text:p>13.084</text:p>
          </table:table-cell>
          <table:table-cell table:formula="oooc:=[.D27]+[.D28]" office:value-type="float" office:value="12863">
            <text:p>12.863</text:p>
          </table:table-cell>
          <table:table-cell table:formula="oooc:=[.E27]+[.E28]" office:value-type="float" office:value="221">
            <text:p>221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>
            <text:p>it_2.2 (14/11/2004)</text:p>
          </table:table-cell>
          <table:table-cell table:formula="oooc:=[.B24]" office:value-type="float" office:value="381851645">
            <text:p>381.851.645</text:p>
          </table:table-cell>
          <table:table-cell table:formula="oooc:=[.C24]" office:value-type="float" office:value="22385402">
            <text:p>22.385.402</text:p>
          </table:table-cell>
          <table:table-cell table:formula="oooc:=[.D24]" office:value-type="float" office:value="20497594">
            <text:p>20.497.594</text:p>
          </table:table-cell>
          <table:table-cell table:formula="oooc:=[.E24]" office:value-type="float" office:value="1887808">
            <text:p>1.887.808</text:p>
          </table:table-cell>
          <table:table-cell/>
          <table:table-cell table:formula="oooc:=[.G24]" office:value-type="float" office:value="22249723">
            <text:p>22.249.723</text:p>
          </table:table-cell>
          <table:table-cell table:formula="oooc:=[.C33]-[.G33]" office:value-type="float" office:value="135679">
            <text:p>135.679</text:p>
          </table:table-cell>
          <table:table-cell table:number-columns-repeated="3"/>
        </table:table-row>
        <table:table-row table:style-name="ro1">
          <table:table-cell table:style-name="ce3" office:value-type="string">
            <text:p>it_2.2 (15/01/2005)</text:p>
          </table:table-cell>
          <table:table-cell office:value-type="float" office:value="381911695">
            <text:p>381.911.695</text:p>
          </table:table-cell>
          <table:table-cell office:value-type="float" office:value="22387889">
            <text:p>22.387.889</text:p>
          </table:table-cell>
          <table:table-cell office:value-type="float" office:value="20496139">
            <text:p>20.496.139</text:p>
          </table:table-cell>
          <table:table-cell office:value-type="float" office:value="1891750">
            <text:p>1.891.750</text:p>
          </table:table-cell>
          <table:table-cell/>
          <table:table-cell office:value-type="float" office:value="22252546">
            <text:p>22.252.546</text:p>
          </table:table-cell>
          <table:table-cell table:formula="oooc:=[.C34]-[.G34]" office:value-type="float" office:value="135343">
            <text:p>135.343</text:p>
          </table:table-cell>
          <table:table-cell table:number-columns-repeated="3"/>
        </table:table-row>
        <table:table-row table:style-name="ro1">
          <table:table-cell office:value-type="string">
            <text:p>incremento</text:p>
          </table:table-cell>
          <table:table-cell table:formula="oooc:=[.B34]-[.B33]" office:value-type="float" office:value="60050">
            <text:p>60.050</text:p>
          </table:table-cell>
          <table:table-cell table:formula="oooc:=[.C34]-[.C33]" office:value-type="float" office:value="2487">
            <text:p>2.487</text:p>
          </table:table-cell>
          <table:table-cell table:formula="oooc:=[.D34]-[.D33]" office:value-type="float" office:value="-1455">
            <text:p>-1.455</text:p>
          </table:table-cell>
          <table:table-cell table:formula="oooc:=[.E34]-[.E33]" office:value-type="float" office:value="3942">
            <text:p>3.942</text:p>
          </table:table-cell>
          <table:table-cell/>
          <table:table-cell office:value-type="string">
            <text:p>decrem. doppi</text:p>
          </table:table-cell>
          <table:table-cell table:formula="oooc:=[.H33]-[.H34]" office:value-type="float" office:value="336">
            <text:p>33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lti_2.2 (15/01/2005)</text:p>
          </table:table-cell>
          <table:table-cell office:value-type="float" office:value="362375">
            <text:p>362.375</text:p>
          </table:table-cell>
          <table:table-cell office:value-type="float" office:value="21249">
            <text:p>21.249</text:p>
          </table:table-cell>
          <table:table-cell office:value-type="float" office:value="18841">
            <text:p>18.841</text:p>
          </table:table-cell>
          <table:table-cell office:value-type="float" office:value="2408">
            <text:p>2.408</text:p>
          </table:table-cell>
          <table:table-cell table:number-columns-repeated="6"/>
        </table:table-row>
        <table:table-row table:style-name="ro1">
          <table:table-cell office:value-type="string">
            <text:p>add_2.2 (15/01/2005)</text:p>
          </table:table-cell>
          <table:table-cell office:value-type="float" office:value="427564">
            <text:p>427.564</text:p>
          </table:table-cell>
          <table:table-cell office:value-type="float" office:value="24072">
            <text:p>24.072</text:p>
          </table:table-cell>
          <table:table-cell office:value-type="float" office:value="17681">
            <text:p>17.681</text:p>
          </table:table-cell>
          <table:table-cell office:value-type="float" office:value="6391">
            <text:p>6.391</text:p>
          </table:table-cell>
          <table:table-cell table:number-columns-repeated="6"/>
        </table:table-row>
        <table:table-row table:style-name="ro1">
          <table:table-cell office:value-type="string">
            <text:p>decrem. doppie</text:p>
          </table:table-cell>
          <table:table-cell table:formula="oooc:=[.B38]-[.B35]-[.B37]" office:value-type="float" office:value="5139">
            <text:p>5.139</text:p>
          </table:table-cell>
          <table:table-cell table:formula="oooc:=[.C38]-[.C35]-[.C37]" office:value-type="float" office:value="336">
            <text:p>336</text:p>
          </table:table-cell>
          <table:table-cell table:formula="oooc:=[.D38]-[.D35]-[.D37]" office:value-type="float" office:value="295">
            <text:p>295</text:p>
          </table:table-cell>
          <table:table-cell table:formula="oooc:=[.E38]-[.E35]-[.E37]" office:value-type="float" office:value="41">
            <text:p>41</text:p>
          </table:table-cell>
          <table:table-cell table:number-columns-repeated="6"/>
        </table:table-row>
        <table:table-row table:style-name="ro1">
          <table:table-cell office:value-type="string">
            <text:p>tot modifiche</text:p>
          </table:table-cell>
          <table:table-cell table:formula="oooc:=[.B37]+[.B38]" office:value-type="float" office:value="789939">
            <text:p>789.939</text:p>
          </table:table-cell>
          <table:table-cell table:formula="oooc:=[.C37]+[.C38]" office:value-type="float" office:value="45321">
            <text:p>45.321</text:p>
          </table:table-cell>
          <table:table-cell table:formula="oooc:=[.D37]+[.D38]" office:value-type="float" office:value="36522">
            <text:p>36.522</text:p>
          </table:table-cell>
          <table:table-cell table:formula="oooc:=[.E37]+[.E38]" office:value-type="float" office:value="8799">
            <text:p>8.799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>
            <text:p>it_2.2 (15/01/2005)</text:p>
          </table:table-cell>
          <table:table-cell table:formula="oooc:=[.B34]" office:value-type="float" office:value="381911695">
            <text:p>381.911.695</text:p>
          </table:table-cell>
          <table:table-cell table:formula="oooc:=[.C34]" office:value-type="float" office:value="22387889">
            <text:p>22.387.889</text:p>
          </table:table-cell>
          <table:table-cell table:formula="oooc:=[.D34]" office:value-type="float" office:value="20496139">
            <text:p>20.496.139</text:p>
          </table:table-cell>
          <table:table-cell table:formula="oooc:=[.E34]" office:value-type="float" office:value="1891750">
            <text:p>1.891.750</text:p>
          </table:table-cell>
          <table:table-cell/>
          <table:table-cell table:formula="oooc:=[.G34]" office:value-type="float" office:value="22252546">
            <text:p>22.252.546</text:p>
          </table:table-cell>
          <table:table-cell table:formula="oooc:=[.C43]-[.G43]" office:value-type="float" office:value="135343">
            <text:p>135.343</text:p>
          </table:table-cell>
          <table:table-cell table:number-columns-repeated="3"/>
        </table:table-row>
        <table:table-row table:style-name="ro1">
          <table:table-cell table:style-name="ce3" office:value-type="string">
            <text:p>it_2.2 (29/03/2005)</text:p>
          </table:table-cell>
          <table:table-cell office:value-type="float" office:value="382293323">
            <text:p>382.293.323</text:p>
          </table:table-cell>
          <table:table-cell office:value-type="float" office:value="22406884">
            <text:p>22.406.884</text:p>
          </table:table-cell>
          <table:table-cell office:value-type="float" office:value="20498896">
            <text:p>20.498.896</text:p>
          </table:table-cell>
          <table:table-cell office:value-type="float" office:value="1907988">
            <text:p>1.907.988</text:p>
          </table:table-cell>
          <table:table-cell/>
          <table:table-cell office:value-type="float" office:value="22270809">
            <text:p>22.270.809</text:p>
          </table:table-cell>
          <table:table-cell table:formula="oooc:=[.C44]-[.G44]" office:value-type="float" office:value="136075">
            <text:p>136.075</text:p>
          </table:table-cell>
          <table:table-cell table:number-columns-repeated="3"/>
        </table:table-row>
        <table:table-row table:style-name="ro1">
          <table:table-cell office:value-type="string">
            <text:p>incremento</text:p>
          </table:table-cell>
          <table:table-cell table:formula="oooc:=[.B44]-[.B43]" office:value-type="float" office:value="381628">
            <text:p>381.628</text:p>
          </table:table-cell>
          <table:table-cell table:formula="oooc:=[.C44]-[.C43]" office:value-type="float" office:value="18995">
            <text:p>18.995</text:p>
          </table:table-cell>
          <table:table-cell table:formula="oooc:=[.D44]-[.D43]" office:value-type="float" office:value="2757">
            <text:p>2.757</text:p>
          </table:table-cell>
          <table:table-cell table:formula="oooc:=[.E44]-[.E43]" office:value-type="float" office:value="16238">
            <text:p>16.238</text:p>
          </table:table-cell>
          <table:table-cell/>
          <table:table-cell office:value-type="string">
            <text:p>decrem. doppi</text:p>
          </table:table-cell>
          <table:table-cell table:formula="oooc:=[.H43]-[.H44]" office:value-type="float" office:value="-732">
            <text:p>-73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lti_2.2 (29/03/2005)</text:p>
          </table:table-cell>
          <table:table-cell office:value-type="float" office:value="575545">
            <text:p>575.545</text:p>
          </table:table-cell>
          <table:table-cell office:value-type="float" office:value="35900">
            <text:p>35.900</text:p>
          </table:table-cell>
          <table:table-cell office:value-type="float" office:value="34865">
            <text:p>34.865</text:p>
          </table:table-cell>
          <table:table-cell office:value-type="float" office:value="1035">
            <text:p>1.035</text:p>
          </table:table-cell>
          <table:table-cell table:number-columns-repeated="6"/>
        </table:table-row>
        <table:table-row table:style-name="ro1">
          <table:table-cell office:value-type="string">
            <text:p>add_2.2 (29/03/2005)</text:p>
          </table:table-cell>
          <table:table-cell office:value-type="float" office:value="946746">
            <text:p>946.746</text:p>
          </table:table-cell>
          <table:table-cell office:value-type="float" office:value="54163">
            <text:p>54.163</text:p>
          </table:table-cell>
          <table:table-cell office:value-type="float" office:value="37313">
            <text:p>37.313</text:p>
          </table:table-cell>
          <table:table-cell office:value-type="float" office:value="16850">
            <text:p>16.850</text:p>
          </table:table-cell>
          <table:table-cell table:number-columns-repeated="6"/>
        </table:table-row>
        <table:table-row table:style-name="ro1">
          <table:table-cell office:value-type="string">
            <text:p>decrem. doppie</text:p>
          </table:table-cell>
          <table:table-cell table:formula="oooc:=[.B48]-[.B45]-[.B47]" office:value-type="float" office:value="-10427">
            <text:p>-10.427</text:p>
          </table:table-cell>
          <table:table-cell table:formula="oooc:=[.C48]-[.C45]-[.C47]" office:value-type="float" office:value="-732">
            <text:p>-732</text:p>
          </table:table-cell>
          <table:table-cell table:formula="oooc:=[.D48]-[.D45]-[.D47]" office:value-type="float" office:value="-309">
            <text:p>-309</text:p>
          </table:table-cell>
          <table:table-cell table:formula="oooc:=[.E48]-[.E45]-[.E47]" office:value-type="float" office:value="-423">
            <text:p>-423</text:p>
          </table:table-cell>
          <table:table-cell table:number-columns-repeated="6"/>
        </table:table-row>
        <table:table-row table:style-name="ro1">
          <table:table-cell office:value-type="string">
            <text:p>tot modifiche</text:p>
          </table:table-cell>
          <table:table-cell table:formula="oooc:=[.B47]+[.B48]" office:value-type="float" office:value="1522291">
            <text:p>1.522.291</text:p>
          </table:table-cell>
          <table:table-cell table:formula="oooc:=[.C47]+[.C48]" office:value-type="float" office:value="90063">
            <text:p>90.063</text:p>
          </table:table-cell>
          <table:table-cell table:formula="oooc:=[.D47]+[.D48]" office:value-type="float" office:value="72178">
            <text:p>72.178</text:p>
          </table:table-cell>
          <table:table-cell table:formula="oooc:=[.E47]+[.E48]" office:value-type="float" office:value="17885">
            <text:p>17.885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>
            <text:p>it_2.2 (29/03/2005)</text:p>
          </table:table-cell>
          <table:table-cell table:formula="oooc:=[.B44]" office:value-type="float" office:value="382293323">
            <text:p>382.293.323</text:p>
          </table:table-cell>
          <table:table-cell table:formula="oooc:=[.C44]" office:value-type="float" office:value="22406884">
            <text:p>22.406.884</text:p>
          </table:table-cell>
          <table:table-cell table:formula="oooc:=[.D44]" office:value-type="float" office:value="20498896">
            <text:p>20.498.896</text:p>
          </table:table-cell>
          <table:table-cell table:formula="oooc:=[.E44]" office:value-type="float" office:value="1907988">
            <text:p>1.907.988</text:p>
          </table:table-cell>
          <table:table-cell/>
          <table:table-cell table:formula="oooc:=[.G44]" office:value-type="float" office:value="22270809">
            <text:p>22.270.809</text:p>
          </table:table-cell>
          <table:table-cell table:formula="oooc:=[.C53]-[.G53]" office:value-type="float" office:value="136075">
            <text:p>136.075</text:p>
          </table:table-cell>
          <table:table-cell table:number-columns-repeated="3"/>
        </table:table-row>
        <table:table-row table:style-name="ro1">
          <table:table-cell table:style-name="ce3" office:value-type="string">
            <text:p>it_2.2 (21/05/2005)</text:p>
          </table:table-cell>
          <table:table-cell office:value-type="float" office:value="378077277">
            <text:p>378.077.277</text:p>
          </table:table-cell>
          <table:table-cell office:value-type="float" office:value="22168976">
            <text:p>22.168.976</text:p>
          </table:table-cell>
          <table:table-cell office:value-type="float" office:value="20266535">
            <text:p>20.266.535</text:p>
          </table:table-cell>
          <table:table-cell office:value-type="float" office:value="1902441">
            <text:p>1.902.441</text:p>
          </table:table-cell>
          <table:table-cell/>
          <table:table-cell office:value-type="float" office:value="22035653">
            <text:p>22.035.653</text:p>
          </table:table-cell>
          <table:table-cell table:formula="oooc:=[.C54]-[.G54]" office:value-type="float" office:value="133323">
            <text:p>133.323</text:p>
          </table:table-cell>
          <table:table-cell table:number-columns-repeated="3"/>
        </table:table-row>
        <table:table-row table:style-name="ro1">
          <table:table-cell office:value-type="string">
            <text:p>incremento</text:p>
          </table:table-cell>
          <table:table-cell table:formula="oooc:=[.B54]-[.B53]" office:value-type="float" office:value="-4216046">
            <text:p>-4.216.046</text:p>
          </table:table-cell>
          <table:table-cell table:formula="oooc:=[.C54]-[.C53]" office:value-type="float" office:value="-237908">
            <text:p>-237.908</text:p>
          </table:table-cell>
          <table:table-cell table:formula="oooc:=[.D54]-[.D53]" office:value-type="float" office:value="-232361">
            <text:p>-232.361</text:p>
          </table:table-cell>
          <table:table-cell table:formula="oooc:=[.E54]-[.E53]" office:value-type="float" office:value="-5547">
            <text:p>-5.547</text:p>
          </table:table-cell>
          <table:table-cell/>
          <table:table-cell office:value-type="string">
            <text:p>decrem. doppi</text:p>
          </table:table-cell>
          <table:table-cell table:formula="oooc:=[.H53]-[.H54]" office:value-type="float" office:value="2752">
            <text:p>2.75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lti_2.2 (21/05/2005)</text:p>
          </table:table-cell>
          <table:table-cell office:value-type="float" office:value="4692656">
            <text:p>4.692.656</text:p>
          </table:table-cell>
          <table:table-cell office:value-type="float" office:value="263654">
            <text:p>263.654</text:p>
          </table:table-cell>
          <table:table-cell office:value-type="float" office:value="252430">
            <text:p>252.430</text:p>
          </table:table-cell>
          <table:table-cell office:value-type="float" office:value="11224">
            <text:p>11.224</text:p>
          </table:table-cell>
          <table:table-cell table:number-columns-repeated="6"/>
        </table:table-row>
        <table:table-row table:style-name="ro1">
          <table:table-cell office:value-type="string">
            <text:p>add_2.2 (21/05/2005)</text:p>
          </table:table-cell>
          <table:table-cell table:style-name="ce5" office:value-type="float" office:value="520259">
            <text:p>520.259</text:p>
          </table:table-cell>
          <table:table-cell office:value-type="float" office:value="28498">
            <text:p>28.498</text:p>
          </table:table-cell>
          <table:table-cell office:value-type="float" office:value="22662">
            <text:p>22.662</text:p>
          </table:table-cell>
          <table:table-cell office:value-type="float" office:value="5836">
            <text:p>5.836</text:p>
          </table:table-cell>
          <table:table-cell table:number-columns-repeated="6"/>
        </table:table-row>
        <table:table-row table:style-name="ro1">
          <table:table-cell office:value-type="string">
            <text:p>decrem. doppie</text:p>
          </table:table-cell>
          <table:table-cell table:formula="oooc:=[.B58]-[.B55]-[.B57]" office:value-type="float" office:value="43649">
            <text:p>43.649</text:p>
          </table:table-cell>
          <table:table-cell table:formula="oooc:=[.C58]-[.C55]-[.C57]" office:value-type="float" office:value="2752">
            <text:p>2.752</text:p>
          </table:table-cell>
          <table:table-cell table:formula="oooc:=[.D58]-[.D55]-[.D57]" office:value-type="float" office:value="2593">
            <text:p>2.593</text:p>
          </table:table-cell>
          <table:table-cell table:formula="oooc:=[.E58]-[.E55]-[.E57]" office:value-type="float" office:value="159">
            <text:p>159</text:p>
          </table:table-cell>
          <table:table-cell table:number-columns-repeated="6"/>
        </table:table-row>
        <table:table-row table:style-name="ro1">
          <table:table-cell office:value-type="string">
            <text:p>tot modifiche</text:p>
          </table:table-cell>
          <table:table-cell table:formula="oooc:=[.B57]+[.B58]" office:value-type="float" office:value="5212915">
            <text:p>5.212.915</text:p>
          </table:table-cell>
          <table:table-cell table:formula="oooc:=[.C57]+[.C58]" office:value-type="float" office:value="292152">
            <text:p>292.152</text:p>
          </table:table-cell>
          <table:table-cell table:formula="oooc:=[.D57]+[.D58]" office:value-type="float" office:value="275092">
            <text:p>275.092</text:p>
          </table:table-cell>
          <table:table-cell table:formula="oooc:=[.E57]+[.E58]" office:value-type="float" office:value="17060">
            <text:p>17.06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>
            <text:p>it_2.2 (21/05/2005)</text:p>
          </table:table-cell>
          <table:table-cell table:formula="oooc:=[.B54]" office:value-type="float" office:value="378077277">
            <text:p>378.077.277</text:p>
          </table:table-cell>
          <table:table-cell table:formula="oooc:=[.C54]" office:value-type="float" office:value="22168976">
            <text:p>22.168.976</text:p>
          </table:table-cell>
          <table:table-cell table:formula="oooc:=[.D54]" office:value-type="float" office:value="20266535">
            <text:p>20.266.535</text:p>
          </table:table-cell>
          <table:table-cell table:formula="oooc:=[.E54]" office:value-type="float" office:value="1902441">
            <text:p>1.902.441</text:p>
          </table:table-cell>
          <table:table-cell/>
          <table:table-cell table:formula="oooc:=[.G54]" office:value-type="float" office:value="22035653">
            <text:p>22.035.653</text:p>
          </table:table-cell>
          <table:table-cell table:formula="oooc:=[.C63]-[.G63]" office:value-type="float" office:value="133323">
            <text:p>133.323</text:p>
          </table:table-cell>
          <table:table-cell table:number-columns-repeated="3"/>
        </table:table-row>
        <table:table-row table:style-name="ro1">
          <table:table-cell table:style-name="ce3" office:value-type="string">
            <text:p>it_2.2 (10/07/2005)</text:p>
          </table:table-cell>
          <table:table-cell office:value-type="float" office:value="379299595">
            <text:p>379.299.595</text:p>
          </table:table-cell>
          <table:table-cell office:value-type="float" office:value="22239603">
            <text:p>22.239.603</text:p>
          </table:table-cell>
          <table:table-cell office:value-type="float" office:value="20324640">
            <text:p>20.324.640</text:p>
          </table:table-cell>
          <table:table-cell office:value-type="float" office:value="1914963">
            <text:p>1.914.963</text:p>
          </table:table-cell>
          <table:table-cell/>
          <table:table-cell office:value-type="float" office:value="22107069">
            <text:p>22.107.069</text:p>
          </table:table-cell>
          <table:table-cell table:formula="oooc:=[.C64]-[.G64]" office:value-type="float" office:value="132534">
            <text:p>132.534</text:p>
          </table:table-cell>
          <table:table-cell table:number-columns-repeated="3"/>
        </table:table-row>
        <table:table-row table:style-name="ro1">
          <table:table-cell office:value-type="string">
            <text:p>incremento</text:p>
          </table:table-cell>
          <table:table-cell table:formula="oooc:=[.B64]-[.B63]" office:value-type="float" office:value="1222318">
            <text:p>1.222.318</text:p>
          </table:table-cell>
          <table:table-cell table:formula="oooc:=[.C64]-[.C63]" office:value-type="float" office:value="70627">
            <text:p>70.627</text:p>
          </table:table-cell>
          <table:table-cell table:formula="oooc:=[.D64]-[.D63]" office:value-type="float" office:value="58105">
            <text:p>58.105</text:p>
          </table:table-cell>
          <table:table-cell table:formula="oooc:=[.E64]-[.E63]" office:value-type="float" office:value="12522">
            <text:p>12.522</text:p>
          </table:table-cell>
          <table:table-cell/>
          <table:table-cell office:value-type="string">
            <text:p>decrem. doppi</text:p>
          </table:table-cell>
          <table:table-cell table:formula="oooc:=[.H63]-[.H64]" office:value-type="float" office:value="789">
            <text:p>789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lti_2.2 (10/07/2005)</text:p>
          </table:table-cell>
          <table:table-cell office:value-type="float" office:value="899092">
            <text:p>899.092</text:p>
          </table:table-cell>
          <table:table-cell office:value-type="float" office:value="53386">
            <text:p>53.386</text:p>
          </table:table-cell>
          <table:table-cell office:value-type="float" office:value="51959">
            <text:p>51.959</text:p>
          </table:table-cell>
          <table:table-cell office:value-type="float" office:value="1427">
            <text:p>1.427</text:p>
          </table:table-cell>
          <table:table-cell table:number-columns-repeated="6"/>
        </table:table-row>
        <table:table-row table:style-name="ro1">
          <table:table-cell office:value-type="string">
            <text:p>add_2.2 (10/07/2005)</text:p>
          </table:table-cell>
          <table:table-cell table:style-name="ce5" office:value-type="float" office:value="2133653">
            <text:p>2.133.653</text:p>
          </table:table-cell>
          <table:table-cell office:value-type="float" office:value="124802">
            <text:p>124.802</text:p>
          </table:table-cell>
          <table:table-cell office:value-type="float" office:value="110983">
            <text:p>110.983</text:p>
          </table:table-cell>
          <table:table-cell office:value-type="float" office:value="13819">
            <text:p>13.819</text:p>
          </table:table-cell>
          <table:table-cell table:number-columns-repeated="6"/>
        </table:table-row>
        <table:table-row table:style-name="ro1">
          <table:table-cell office:value-type="string">
            <text:p>decrem. doppie</text:p>
          </table:table-cell>
          <table:table-cell table:formula="oooc:=[.B68]-[.B65]-[.B67]" office:value-type="float" office:value="12243">
            <text:p>12.243</text:p>
          </table:table-cell>
          <table:table-cell table:formula="oooc:=[.C68]-[.C65]-[.C67]" office:value-type="float" office:value="789">
            <text:p>789</text:p>
          </table:table-cell>
          <table:table-cell table:formula="oooc:=[.D68]-[.D65]-[.D67]" office:value-type="float" office:value="919">
            <text:p>919</text:p>
          </table:table-cell>
          <table:table-cell table:formula="oooc:=[.E68]-[.E65]-[.E67]" office:value-type="float" office:value="-130">
            <text:p>-130</text:p>
          </table:table-cell>
          <table:table-cell table:number-columns-repeated="6"/>
        </table:table-row>
        <table:table-row table:style-name="ro1">
          <table:table-cell office:value-type="string">
            <text:p>tot modifiche</text:p>
          </table:table-cell>
          <table:table-cell table:formula="oooc:=[.B67]+[.B68]" office:value-type="float" office:value="3032745">
            <text:p>3.032.745</text:p>
          </table:table-cell>
          <table:table-cell table:formula="oooc:=[.C67]+[.C68]" office:value-type="float" office:value="178188">
            <text:p>178.188</text:p>
          </table:table-cell>
          <table:table-cell table:formula="oooc:=[.D67]+[.D68]" office:value-type="float" office:value="162942">
            <text:p>162.942</text:p>
          </table:table-cell>
          <table:table-cell table:formula="oooc:=[.E67]+[.E68]" office:value-type="float" office:value="15246">
            <text:p>15.246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>
            <text:p>it_2.2 (10/07/2005)</text:p>
          </table:table-cell>
          <table:table-cell table:formula="oooc:=[.B64]" office:value-type="float" office:value="379299595">
            <text:p>379.299.595</text:p>
          </table:table-cell>
          <table:table-cell table:formula="oooc:=[.C64]" office:value-type="float" office:value="22239603">
            <text:p>22.239.603</text:p>
          </table:table-cell>
          <table:table-cell table:formula="oooc:=[.D64]" office:value-type="float" office:value="20324640">
            <text:p>20.324.640</text:p>
          </table:table-cell>
          <table:table-cell table:formula="oooc:=[.E64]" office:value-type="float" office:value="1914963">
            <text:p>1.914.963</text:p>
          </table:table-cell>
          <table:table-cell/>
          <table:table-cell table:formula="oooc:=[.G64]" office:value-type="float" office:value="22107069">
            <text:p>22.107.069</text:p>
          </table:table-cell>
          <table:table-cell table:formula="oooc:=[.C73]-[.G73]" office:value-type="float" office:value="132534">
            <text:p>132.534</text:p>
          </table:table-cell>
          <table:table-cell table:number-columns-repeated="3"/>
        </table:table-row>
        <table:table-row table:style-name="ro1">
          <table:table-cell table:style-name="ce3" office:value-type="string">
            <text:p>it_2.2</text:p>
          </table:table-cell>
          <table:table-cell office:value-type="float" office:value="383148022">
            <text:p>383.148.022</text:p>
          </table:table-cell>
          <table:table-cell office:value-type="float" office:value="22358748">
            <text:p>22.358.748</text:p>
          </table:table-cell>
          <table:table-cell office:value-type="float" office:value="20331011">
            <text:p>20.331.011</text:p>
          </table:table-cell>
          <table:table-cell office:value-type="float" office:value="2027737">
            <text:p>2.027.737</text:p>
          </table:table-cell>
          <table:table-cell/>
          <table:table-cell office:value-type="float" office:value="22230658">
            <text:p>22.230.658</text:p>
          </table:table-cell>
          <table:table-cell table:formula="oooc:=[.C74]-[.G74]" office:value-type="float" office:value="128090">
            <text:p>128.090</text:p>
          </table:table-cell>
          <table:table-cell table:number-columns-repeated="3"/>
        </table:table-row>
        <table:table-row table:style-name="ro1">
          <table:table-cell office:value-type="string">
            <text:p>incremento</text:p>
          </table:table-cell>
          <table:table-cell table:formula="oooc:=[.B74]-[.B73]" office:value-type="float" office:value="3848427">
            <text:p>3.848.427</text:p>
          </table:table-cell>
          <table:table-cell table:formula="oooc:=[.C74]-[.C73]" office:value-type="float" office:value="119145">
            <text:p>119.145</text:p>
          </table:table-cell>
          <table:table-cell table:formula="oooc:=[.D74]-[.D73]" office:value-type="float" office:value="6371">
            <text:p>6.371</text:p>
          </table:table-cell>
          <table:table-cell table:formula="oooc:=[.E74]-[.E73]" office:value-type="float" office:value="112774">
            <text:p>112.774</text:p>
          </table:table-cell>
          <table:table-cell/>
          <table:table-cell office:value-type="string">
            <text:p>decrem. doppi</text:p>
          </table:table-cell>
          <table:table-cell table:formula="oooc:=[.H73]-[.H74]" office:value-type="float" office:value="4444">
            <text:p>4.44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lti_2.2</text:p>
          </table:table-cell>
          <table:table-cell office:value-type="float" office:value="442377">
            <text:p>442.377</text:p>
          </table:table-cell>
          <table:table-cell office:value-type="float" office:value="25520">
            <text:p>25.520</text:p>
          </table:table-cell>
          <table:table-cell office:value-type="float" office:value="24212">
            <text:p>24.212</text:p>
          </table:table-cell>
          <table:table-cell office:value-type="float" office:value="1308">
            <text:p>1.308</text:p>
          </table:table-cell>
          <table:table-cell table:number-columns-repeated="6"/>
        </table:table-row>
        <table:table-row table:style-name="ro1">
          <table:table-cell office:value-type="string">
            <text:p>add_2.2</text:p>
          </table:table-cell>
          <table:table-cell table:style-name="ce5" office:value-type="float" office:value="4357803">
            <text:p>4.357.803</text:p>
          </table:table-cell>
          <table:table-cell office:value-type="float" office:value="149109">
            <text:p>149.109</text:p>
          </table:table-cell>
          <table:table-cell office:value-type="float" office:value="33094">
            <text:p>33.094</text:p>
          </table:table-cell>
          <table:table-cell office:value-type="float" office:value="116015">
            <text:p>116.015</text:p>
          </table:table-cell>
          <table:table-cell table:number-columns-repeated="6"/>
        </table:table-row>
        <table:table-row table:style-name="ro1">
          <table:table-cell office:value-type="string">
            <text:p>decrem. doppie</text:p>
          </table:table-cell>
          <table:table-cell table:formula="oooc:=[.B78]-[.B75]-[.B77]" office:value-type="float" office:value="66999">
            <text:p>66.999</text:p>
          </table:table-cell>
          <table:table-cell table:formula="oooc:=[.C78]-[.C75]-[.C77]" office:value-type="float" office:value="4444">
            <text:p>4.444</text:p>
          </table:table-cell>
          <table:table-cell table:formula="oooc:=[.D78]-[.D75]-[.D77]" office:value-type="float" office:value="2511">
            <text:p>2.511</text:p>
          </table:table-cell>
          <table:table-cell table:formula="oooc:=[.E78]-[.E75]-[.E77]" office:value-type="float" office:value="1933">
            <text:p>1.933</text:p>
          </table:table-cell>
          <table:table-cell table:number-columns-repeated="6"/>
        </table:table-row>
        <table:table-row table:style-name="ro1">
          <table:table-cell office:value-type="string">
            <text:p>tot modifiche</text:p>
          </table:table-cell>
          <table:table-cell table:formula="oooc:=[.B77]+[.B78]" office:value-type="float" office:value="4800180">
            <text:p>4.800.180</text:p>
          </table:table-cell>
          <table:table-cell table:formula="oooc:=[.C77]+[.C78]" office:value-type="float" office:value="174629">
            <text:p>174.629</text:p>
          </table:table-cell>
          <table:table-cell table:formula="oooc:=[.D77]+[.D78]" office:value-type="float" office:value="57306">
            <text:p>57.306</text:p>
          </table:table-cell>
          <table:table-cell table:formula="oooc:=[.E77]+[.E78]" office:value-type="float" office:value="117323">
            <text:p>117.323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TOTALE TOLTI</text:p>
          </table:table-cell>
          <table:table-cell table:formula="oooc:=[.B7]+[.B17]+[.B27]+[.B37]+[.B47]+[.B57]+[.B67]+[.B77]" office:value-type="float" office:value="14619405">
            <text:p>14.619.405</text:p>
          </table:table-cell>
          <table:table-cell table:formula="oooc:=[.C7]+[.C17]+[.C27]+[.C37]+[.C47]+[.C57]+[.C67]+[.C77]" office:value-type="float" office:value="849910">
            <text:p>849.910</text:p>
          </table:table-cell>
          <table:table-cell table:formula="oooc:=[.D7]+[.D17]+[.D27]+[.D37]+[.D47]+[.D57]+[.D67]+[.D77]" office:value-type="float" office:value="817539">
            <text:p>817.539</text:p>
          </table:table-cell>
          <table:table-cell table:formula="oooc:=[.E7]+[.E17]+[.E27]+[.E37]+[.E47]+[.E57]+[.E67]+[.E77]" office:value-type="float" office:value="32371">
            <text:p>32.371</text:p>
          </table:table-cell>
          <table:table-cell table:number-columns-repeated="6"/>
        </table:table-row>
        <table:table-row table:style-name="ro1">
          <table:table-cell office:value-type="string">
            <text:p>TOTALE AGGIUNTI</text:p>
          </table:table-cell>
          <table:table-cell table:formula="oooc:=[.B8]+[.B18]+[.B28]+[.B38]+[.B48]+[.B58]+[.B68]+[.B78]" office:value-type="float" office:value="22801153">
            <text:p>22.801.153</text:p>
          </table:table-cell>
          <table:table-cell table:formula="oooc:=[.C8]+[.C18]+[.C28]+[.C38]+[.C48]+[.C58]+[.C68]+[.C78]" office:value-type="float" office:value="1168664">
            <text:p>1.168.664</text:p>
          </table:table-cell>
          <table:table-cell table:formula="oooc:=[.D8]+[.D18]+[.D28]+[.D38]+[.D48]+[.D58]+[.D68]+[.D78]" office:value-type="float" office:value="970524">
            <text:p>970.524</text:p>
          </table:table-cell>
          <table:table-cell table:formula="oooc:=[.E8]+[.E18]+[.E28]+[.E38]+[.E48]+[.E58]+[.E68]+[.E78]" office:value-type="float" office:value="198140">
            <text:p>198.140</text:p>
          </table:table-cell>
          <table:table-cell table:number-columns-repeated="6"/>
        </table:table-row>
        <table:table-row table:style-name="ro1">
          <table:table-cell office:value-type="string">
            <text:p>TOTALE MODIFICHE</text:p>
          </table:table-cell>
          <table:table-cell table:formula="oooc:=[.B84]+[.B83]" office:value-type="float" office:value="37420558">
            <text:p>37.420.558</text:p>
          </table:table-cell>
          <table:table-cell table:formula="oooc:=[.C84]+[.C83]" office:value-type="float" office:value="2018574">
            <text:p>2.018.574</text:p>
          </table:table-cell>
          <table:table-cell table:formula="oooc:=[.D84]+[.D83]" office:value-type="float" office:value="1788063">
            <text:p>1.788.063</text:p>
          </table:table-cell>
          <table:table-cell table:formula="oooc:=[.E84]+[.E83]" office:value-type="float" office:value="230511">
            <text:p>230.511</text:p>
          </table:table-cell>
          <table:table-cell/>
          <table:table-cell office:value-type="string">
            <text:p>decrem. doppi</text:p>
          </table:table-cell>
          <table:table-cell table:formula="oooc:=[.H5]+[.H15]+[.H25]+[.H35]+[.H45]+[.H55]+[.H65]+[.H75]" office:value-type="float" office:value="130102">
            <text:p>130.10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4">
          <table:table-cell table:style-name="ce8" office:value-type="string">
            <text:p>Beta 2.3</text:p>
          </table:table-cell>
          <table:table-cell table:style-name="Default" table:number-columns-repeated="10"/>
        </table:table-row>
        <table:table-row table:style-name="ro1">
          <table:table-cell table:style-name="ce3" office:value-type="string">
            <text:p>it_2.2 </text:p>
          </table:table-cell>
          <table:table-cell office:value-type="float" office:value="383148022">
            <text:p>383.148.022</text:p>
          </table:table-cell>
          <table:table-cell office:value-type="float" office:value="22358748">
            <text:p>22.358.748</text:p>
          </table:table-cell>
          <table:table-cell office:value-type="float" office:value="20331011">
            <text:p>20.331.011</text:p>
          </table:table-cell>
          <table:table-cell office:value-type="float" office:value="2027737">
            <text:p>2.027.737</text:p>
          </table:table-cell>
          <table:table-cell/>
          <table:table-cell office:value-type="float" office:value="22230658">
            <text:p>22.230.658</text:p>
          </table:table-cell>
          <table:table-cell table:formula="oooc:=[.C89]-[.G89]" office:value-type="float" office:value="128090">
            <text:p>128.09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it_2.3 (11/12/2005)</text:p>
          </table:table-cell>
          <table:table-cell office:value-type="float" office:value="354773315">
            <text:p>354.773.315</text:p>
          </table:table-cell>
          <table:table-cell office:value-type="float" office:value="20824826">
            <text:p>20.824.826</text:p>
          </table:table-cell>
          <table:table-cell office:value-type="float" office:value="18791825">
            <text:p>18.791.825</text:p>
          </table:table-cell>
          <table:table-cell office:value-type="float" office:value="2033001">
            <text:p>2.033.001</text:p>
          </table:table-cell>
          <table:table-cell/>
          <table:table-cell office:value-type="float" office:value="20721445">
            <text:p>20.721.445</text:p>
          </table:table-cell>
          <table:table-cell table:formula="oooc:=[.C90]-[.G90]" office:value-type="float" office:value="103381">
            <text:p>103.381</text:p>
          </table:table-cell>
          <table:table-cell table:number-columns-repeated="3"/>
        </table:table-row>
        <table:table-row table:style-name="ro1">
          <table:table-cell office:value-type="string">
            <text:p>incremento</text:p>
          </table:table-cell>
          <table:table-cell table:formula="oooc:=[.B90]-[.B89]" office:value-type="float" office:value="-28374707">
            <text:p>-28.374.707</text:p>
          </table:table-cell>
          <table:table-cell table:formula="oooc:=[.C90]-[.C89]" office:value-type="float" office:value="-1533922">
            <text:p>-1.533.922</text:p>
          </table:table-cell>
          <table:table-cell table:formula="oooc:=[.D90]-[.D89]" office:value-type="float" office:value="-1539186">
            <text:p>-1.539.186</text:p>
          </table:table-cell>
          <table:table-cell table:formula="oooc:=[.E90]-[.E89]" office:value-type="float" office:value="5264">
            <text:p>5.264</text:p>
          </table:table-cell>
          <table:table-cell/>
          <table:table-cell office:value-type="string">
            <text:p>decrem. doppi</text:p>
          </table:table-cell>
          <table:table-cell table:formula="oooc:=[.H89]-[.H90]" office:value-type="float" office:value="24709">
            <text:p>24.709</text:p>
          </table:table-cell>
          <table:table-cell table:number-columns-repeated="3"/>
        </table:table-row>
        <table:table-row table:style-name="ro1">
          <table:table-cell table:style-name="Default" table:number-columns-repeated="11"/>
        </table:table-row>
        <table:table-row table:style-name="ro1">
          <table:table-cell office:value-type="string">
            <text:p>tolti_2.3 (11/12/2005)</text:p>
          </table:table-cell>
          <table:table-cell office:value-type="float" office:value="29329062">
            <text:p>29.329.062</text:p>
          </table:table-cell>
          <table:table-cell office:value-type="float" office:value="1589241">
            <text:p>1.589.241</text:p>
          </table:table-cell>
          <table:table-cell office:value-type="float" office:value="1585146">
            <text:p>1.585.146</text:p>
          </table:table-cell>
          <table:table-cell office:value-type="float" office:value="4095">
            <text:p>4.095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add_2.3 (11/12/2005)</text:p>
          </table:table-cell>
          <table:table-cell table:style-name="ce5" office:value-type="float" office:value="1417764">
            <text:p>1.417.764</text:p>
          </table:table-cell>
          <table:table-cell office:value-type="float" office:value="80028">
            <text:p>80.028</text:p>
          </table:table-cell>
          <table:table-cell office:value-type="float" office:value="70819">
            <text:p>70.819</text:p>
          </table:table-cell>
          <table:table-cell office:value-type="float" office:value="9209">
            <text:p>9.209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decrem. doppie</text:p>
          </table:table-cell>
          <table:table-cell table:formula="oooc:=[.B94]-[.B91]-[.B93]" office:value-type="float" office:value="463409">
            <text:p>463.409</text:p>
          </table:table-cell>
          <table:table-cell table:formula="oooc:=[.C94]-[.C91]-[.C93]" office:value-type="float" office:value="24709">
            <text:p>24.709</text:p>
          </table:table-cell>
          <table:table-cell table:formula="oooc:=[.D94]-[.D91]-[.D93]" office:value-type="float" office:value="24859">
            <text:p>24.859</text:p>
          </table:table-cell>
          <table:table-cell table:formula="oooc:=[.E94]-[.E91]-[.E93]" office:value-type="float" office:value="-150">
            <text:p>-150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tot modifiche</text:p>
          </table:table-cell>
          <table:table-cell table:formula="oooc:=[.B93]+[.B94]" office:value-type="float" office:value="30746826">
            <text:p>30.746.826</text:p>
          </table:table-cell>
          <table:table-cell table:formula="oooc:=[.C93]+[.C94]" office:value-type="float" office:value="1669269">
            <text:p>1.669.269</text:p>
          </table:table-cell>
          <table:table-cell table:formula="oooc:=[.D93]+[.D94]" office:value-type="float" office:value="1655965">
            <text:p>1.655.965</text:p>
          </table:table-cell>
          <table:table-cell table:formula="oooc:=[.E93]+[.E94]" office:value-type="float" office:value="13304">
            <text:p>13.304</text:p>
          </table:table-cell>
          <table:table-cell table:number-columns-repeated="3"/>
          <table:table-cell table:style-name="Default" table:number-columns-repeated="3"/>
        </table:table-row>
        <table:table-row table:style-name="ro1" table:number-rows-repeated="2">
          <table:table-cell table:number-columns-repeated="8"/>
          <table:table-cell table:style-name="Default" table:number-columns-repeated="3"/>
        </table:table-row>
        <table:table-row table:style-name="ro1">
          <table:table-cell table:style-name="ce3" office:value-type="string">
            <text:p>it_2.3 (11/12/2005)</text:p>
          </table:table-cell>
          <table:table-cell table:formula="oooc:=[.B90]" office:value-type="float" office:value="354773315">
            <text:p>354.773.315</text:p>
          </table:table-cell>
          <table:table-cell table:formula="oooc:=[.C90]" office:value-type="float" office:value="20824826">
            <text:p>20.824.826</text:p>
          </table:table-cell>
          <table:table-cell table:formula="oooc:=[.D90]" office:value-type="float" office:value="18791825">
            <text:p>18.791.825</text:p>
          </table:table-cell>
          <table:table-cell table:formula="oooc:=[.E90]" office:value-type="float" office:value="2033001">
            <text:p>2.033.001</text:p>
          </table:table-cell>
          <table:table-cell/>
          <table:table-cell table:formula="oooc:=[.G90]" office:value-type="float" office:value="20721445">
            <text:p>20.721.445</text:p>
          </table:table-cell>
          <table:table-cell table:formula="oooc:=[.C99]-[.G99]" office:value-type="float" office:value="103381">
            <text:p>103.381</text:p>
          </table:table-cell>
          <table:table-cell table:style-name="Default" table:number-columns-repeated="3"/>
        </table:table-row>
        <table:table-row table:style-name="ro1">
          <table:table-cell table:style-name="ce3" office:value-type="string">
            <text:p>it_2.3 (09/04/2006)</text:p>
          </table:table-cell>
          <table:table-cell office:value-type="float" office:value="363991545">
            <text:p>363.991.545</text:p>
          </table:table-cell>
          <table:table-cell office:value-type="float" office:value="21350303">
            <text:p>21.350.303</text:p>
          </table:table-cell>
          <table:table-cell office:value-type="float" office:value="19271964">
            <text:p>19.271.964</text:p>
          </table:table-cell>
          <table:table-cell office:value-type="float" office:value="2078339">
            <text:p>2.078.339</text:p>
          </table:table-cell>
          <table:table-cell/>
          <table:table-cell office:value-type="float" office:value="21245589">
            <text:p>21.245.589</text:p>
          </table:table-cell>
          <table:table-cell table:formula="oooc:=[.C100]-[.G100]" office:value-type="float" office:value="104714">
            <text:p>104.714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incremento</text:p>
          </table:table-cell>
          <table:table-cell table:formula="oooc:=[.B100]-[.B99]" office:value-type="float" office:value="9218230">
            <text:p>9.218.230</text:p>
          </table:table-cell>
          <table:table-cell table:formula="oooc:=[.C100]-[.C99]" office:value-type="float" office:value="525477">
            <text:p>525.477</text:p>
          </table:table-cell>
          <table:table-cell table:formula="oooc:=[.D100]-[.D99]" office:value-type="float" office:value="480139">
            <text:p>480.139</text:p>
          </table:table-cell>
          <table:table-cell table:formula="oooc:=[.E100]-[.E99]" office:value-type="float" office:value="45338">
            <text:p>45.338</text:p>
          </table:table-cell>
          <table:table-cell/>
          <table:table-cell office:value-type="string">
            <text:p>decrem. doppi</text:p>
          </table:table-cell>
          <table:table-cell table:formula="oooc:=[.H99]-[.H100]" office:value-type="float" office:value="-1333">
            <text:p>-1.333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1">
          <table:table-cell office:value-type="string">
            <text:p>tolti_2.3 (09/04/2006)</text:p>
          </table:table-cell>
          <table:table-cell office:value-type="float" office:value="2967073">
            <text:p>2.967.073</text:p>
          </table:table-cell>
          <table:table-cell office:value-type="float" office:value="170987">
            <text:p>170.987</text:p>
          </table:table-cell>
          <table:table-cell office:value-type="float" office:value="166336">
            <text:p>166.336</text:p>
          </table:table-cell>
          <table:table-cell office:value-type="float" office:value="4651">
            <text:p>4.65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add_2.3 (09/04/2006)</text:p>
          </table:table-cell>
          <table:table-cell table:style-name="ce5" office:value-type="float" office:value="12173343">
            <text:p>12.173.343</text:p>
          </table:table-cell>
          <table:table-cell office:value-type="float" office:value="695131">
            <text:p>695.131</text:p>
          </table:table-cell>
          <table:table-cell office:value-type="float" office:value="646489">
            <text:p>646.489</text:p>
          </table:table-cell>
          <table:table-cell office:value-type="float" office:value="48642">
            <text:p>48.642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decrem. doppie</text:p>
          </table:table-cell>
          <table:table-cell table:formula="oooc:=[.B104]-[.B101]-[.B103]" office:value-type="float" office:value="-11960">
            <text:p>-11.960</text:p>
          </table:table-cell>
          <table:table-cell table:formula="oooc:=[.C104]-[.C101]-[.C103]" office:value-type="float" office:value="-1333">
            <text:p>-1.333</text:p>
          </table:table-cell>
          <table:table-cell table:formula="oooc:=[.D104]-[.D101]-[.D103]" office:value-type="float" office:value="14">
            <text:p>14</text:p>
          </table:table-cell>
          <table:table-cell table:formula="oooc:=[.E104]-[.E101]-[.E103]" office:value-type="float" office:value="-1347">
            <text:p>-1.347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tot modifiche</text:p>
          </table:table-cell>
          <table:table-cell table:formula="oooc:=[.B103]+[.B104]" office:value-type="float" office:value="15140416">
            <text:p>15.140.416</text:p>
          </table:table-cell>
          <table:table-cell table:formula="oooc:=[.C103]+[.C104]" office:value-type="float" office:value="866118">
            <text:p>866.118</text:p>
          </table:table-cell>
          <table:table-cell table:formula="oooc:=[.D103]+[.D104]" office:value-type="float" office:value="812825">
            <text:p>812.825</text:p>
          </table:table-cell>
          <table:table-cell table:formula="oooc:=[.E103]+[.E104]" office:value-type="float" office:value="53293">
            <text:p>53.293</text:p>
          </table:table-cell>
          <table:table-cell table:number-columns-repeated="3"/>
          <table:table-cell table:style-name="Default" table:number-columns-repeated="3"/>
        </table:table-row>
        <table:table-row table:style-name="ro1" table:number-rows-repeated="2">
          <table:table-cell table:number-columns-repeated="8"/>
          <table:table-cell table:style-name="Default" table:number-columns-repeated="3"/>
        </table:table-row>
        <table:table-row table:style-name="ro2">
          <table:table-cell table:style-name="ce3" office:value-type="string">
            <text:p>it_2.3 (09/04/2006)</text:p>
          </table:table-cell>
          <table:table-cell table:formula="oooc:=[.B100]" office:value-type="float" office:value="363991545">
            <text:p>363.991.545</text:p>
          </table:table-cell>
          <table:table-cell table:formula="oooc:=[.C100]" office:value-type="float" office:value="21350303">
            <text:p>21.350.303</text:p>
          </table:table-cell>
          <table:table-cell table:formula="oooc:=[.D100]" office:value-type="float" office:value="19271964">
            <text:p>19.271.964</text:p>
          </table:table-cell>
          <table:table-cell table:formula="oooc:=[.E100]" office:value-type="float" office:value="2078339">
            <text:p>2.078.339</text:p>
          </table:table-cell>
          <table:table-cell/>
          <table:table-cell table:formula="oooc:=[.G100]" office:value-type="float" office:value="21245589">
            <text:p>21.245.589</text:p>
          </table:table-cell>
          <table:table-cell table:formula="oooc:=[.C109]-[.G109]" office:value-type="float" office:value="104714">
            <text:p>104.714</text:p>
          </table:table-cell>
          <table:table-cell table:style-name="Default" table:number-columns-repeated="3"/>
        </table:table-row>
        <table:table-row table:style-name="ro2">
          <table:table-cell table:style-name="ce3" office:value-type="string">
            <text:p>it_2.3 (23/07/2006)</text:p>
          </table:table-cell>
          <table:table-cell office:value-type="float" office:value="378058480">
            <text:p>378.058.480</text:p>
          </table:table-cell>
          <table:table-cell office:value-type="float" office:value="22190064">
            <text:p>22.190.064</text:p>
          </table:table-cell>
          <table:table-cell office:value-type="float" office:value="20074353">
            <text:p>20.074.353</text:p>
          </table:table-cell>
          <table:table-cell office:value-type="float" office:value="2115711">
            <text:p>2.115.711</text:p>
          </table:table-cell>
          <table:table-cell/>
          <table:table-cell office:value-type="float" office:value="22079663">
            <text:p>22.079.663</text:p>
          </table:table-cell>
          <table:table-cell table:formula="oooc:=[.C110]-[.G110]" office:value-type="float" office:value="110401">
            <text:p>110.401</text:p>
          </table:table-cell>
          <table:table-cell table:style-name="Default" table:number-columns-repeated="3"/>
        </table:table-row>
        <table:table-row table:style-name="ro2">
          <table:table-cell office:value-type="string">
            <text:p>incremento</text:p>
          </table:table-cell>
          <table:table-cell table:formula="oooc:=[.B110]-[.B109]" office:value-type="float" office:value="14066935">
            <text:p>14.066.935</text:p>
          </table:table-cell>
          <table:table-cell table:formula="oooc:=[.C110]-[.C109]" office:value-type="float" office:value="839761">
            <text:p>839.761</text:p>
          </table:table-cell>
          <table:table-cell table:formula="oooc:=[.D110]-[.D109]" office:value-type="float" office:value="802389">
            <text:p>802.389</text:p>
          </table:table-cell>
          <table:table-cell table:formula="oooc:=[.E110]-[.E109]" office:value-type="float" office:value="37372">
            <text:p>37.372</text:p>
          </table:table-cell>
          <table:table-cell/>
          <table:table-cell office:value-type="string">
            <text:p>decrem. doppi</text:p>
          </table:table-cell>
          <table:table-cell table:formula="oooc:=[.H109]-[.H110]" office:value-type="float" office:value="-5687">
            <text:p>-5.687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1">
          <table:table-cell office:value-type="string">
            <text:p>tolti_2.3 (23/07/2006)</text:p>
          </table:table-cell>
          <table:table-cell office:value-type="float" office:value="2966980">
            <text:p>2.966.980</text:p>
          </table:table-cell>
          <table:table-cell office:value-type="float" office:value="165534">
            <text:p>165.534</text:p>
          </table:table-cell>
          <table:table-cell office:value-type="float" office:value="163270">
            <text:p>163.270</text:p>
          </table:table-cell>
          <table:table-cell office:value-type="float" office:value="2264">
            <text:p>2.264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 office:value-type="string">
            <text:p>add_2.3 (23/07/2006)</text:p>
          </table:table-cell>
          <table:table-cell table:style-name="ce5" office:value-type="float" office:value="16947747">
            <text:p>16.947.747</text:p>
          </table:table-cell>
          <table:table-cell office:value-type="float" office:value="999608">
            <text:p>999.608</text:p>
          </table:table-cell>
          <table:table-cell office:value-type="float" office:value="960543">
            <text:p>960.543</text:p>
          </table:table-cell>
          <table:table-cell office:value-type="float" office:value="39065">
            <text:p>39.065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 office:value-type="string">
            <text:p>decrem. doppie</text:p>
          </table:table-cell>
          <table:table-cell table:formula="oooc:=[.B114]-[.B111]-[.B113]" office:value-type="float" office:value="-86168">
            <text:p>-86.168</text:p>
          </table:table-cell>
          <table:table-cell table:formula="oooc:=[.C114]-[.C111]-[.C113]" office:value-type="float" office:value="-5687">
            <text:p>-5.687</text:p>
          </table:table-cell>
          <table:table-cell table:formula="oooc:=[.D114]-[.D111]-[.D113]" office:value-type="float" office:value="-5116">
            <text:p>-5.116</text:p>
          </table:table-cell>
          <table:table-cell table:formula="oooc:=[.E114]-[.E111]-[.E113]" office:value-type="float" office:value="-571">
            <text:p>-57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tot modifiche</text:p>
          </table:table-cell>
          <table:table-cell table:formula="oooc:=[.B113]+[.B114]" office:value-type="float" office:value="19914727">
            <text:p>19.914.727</text:p>
          </table:table-cell>
          <table:table-cell table:formula="oooc:=[.C113]+[.C114]" office:value-type="float" office:value="1165142">
            <text:p>1.165.142</text:p>
          </table:table-cell>
          <table:table-cell table:formula="oooc:=[.D113]+[.D114]" office:value-type="float" office:value="1123813">
            <text:p>1.123.813</text:p>
          </table:table-cell>
          <table:table-cell table:formula="oooc:=[.E113]+[.E114]" office:value-type="float" office:value="41329">
            <text:p>41.329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>
          <table:table-cell office:value-type="string">
            <text:p>TOTALE TOLTI</text:p>
          </table:table-cell>
          <table:table-cell table:formula="oooc:=[.B93]+[.B103]+[.B113]" office:value-type="float" office:value="35263115">
            <text:p>35.263.115</text:p>
          </table:table-cell>
          <table:table-cell table:formula="oooc:=[.C93]+[.C103]+[.C113]" office:value-type="float" office:value="1925762">
            <text:p>1.925.762</text:p>
          </table:table-cell>
          <table:table-cell table:formula="oooc:=[.D93]+[.D103]+[.D113]" office:value-type="float" office:value="1914752">
            <text:p>1.914.752</text:p>
          </table:table-cell>
          <table:table-cell table:formula="oooc:=[.E93]+[.E103]+[.E113]" office:value-type="float" office:value="11010">
            <text:p>11.010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TOTALE AGGIUNTI</text:p>
          </table:table-cell>
          <table:table-cell table:formula="oooc:=[.B94]+[.B104]+[.B114]" office:value-type="float" office:value="30538854">
            <text:p>30.538.854</text:p>
          </table:table-cell>
          <table:table-cell table:formula="oooc:=[.C94]+[.C104]+[.C114]" office:value-type="float" office:value="1774767">
            <text:p>1.774.767</text:p>
          </table:table-cell>
          <table:table-cell table:formula="oooc:=[.D94]+[.D104]+[.D114]" office:value-type="float" office:value="1677851">
            <text:p>1.677.851</text:p>
          </table:table-cell>
          <table:table-cell table:formula="oooc:=[.E94]+[.E104]+[.E114]" office:value-type="float" office:value="96916">
            <text:p>96.916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TOTALE MODIFICHE</text:p>
          </table:table-cell>
          <table:table-cell table:formula="oooc:=[.B119]+[.B118]" office:value-type="float" office:value="65801969">
            <text:p>65.801.969</text:p>
          </table:table-cell>
          <table:table-cell table:formula="oooc:=[.C119]+[.C118]" office:value-type="float" office:value="3700529">
            <text:p>3.700.529</text:p>
          </table:table-cell>
          <table:table-cell table:formula="oooc:=[.D119]+[.D118]" office:value-type="float" office:value="3592603">
            <text:p>3.592.603</text:p>
          </table:table-cell>
          <table:table-cell table:formula="oooc:=[.E119]+[.E118]" office:value-type="float" office:value="107926">
            <text:p>107.926</text:p>
          </table:table-cell>
          <table:table-cell/>
          <table:table-cell office:value-type="string">
            <text:p>decrem. doppi</text:p>
          </table:table-cell>
          <table:table-cell table:formula="oooc:=[.H91]+[.H101]" office:value-type="float" office:value="23376">
            <text:p>23.376</text:p>
          </table:table-cell>
          <table:table-cell table:style-name="Default" table:number-columns-repeated="3"/>
        </table:table-row>
      </table:table>
      <table:table table:name="Documentazione" table:style-name="ta1" table:print="false">
        <table:table-column table:style-name="co14" table:default-cell-style-name="Default"/>
        <table:table-column table:style-name="co15" table:number-columns-repeated="2" table:default-cell-style-name="Default"/>
        <table:table-column table:style-name="co3" table:number-columns-repeated="4" table:default-cell-style-name="Default"/>
        <table:table-column table:style-name="co16" table:default-cell-style-name="Default"/>
        <table:table-column table:style-name="co3" table:default-cell-style-name="Default"/>
        <table:table-row table:style-name="ro1">
          <table:table-cell table:style-name="ce9" office:value-type="string">
            <text:p>Come leggere le statistich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Ogni sezione delle statistiche è composta 7 linee come riportato qui sotto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>
            <text:p>byte</text:p>
          </table:table-cell>
          <table:table-cell table:style-name="ce1" office:value-type="string">
            <text:p>parole</text:p>
          </table:table-cell>
          <table:table-cell table:style-name="ce1" office:value-type="string">
            <text:p>parole elise</text:p>
          </table:table-cell>
          <table:table-cell table:style-name="ce1" office:value-type="string">
            <text:p>parole non elise</text:p>
          </table:table-cell>
          <table:table-cell table:style-name="ce1"/>
          <table:table-cell table:style-name="ce1" office:value-type="string">
            <text:p>parole distinte</text:p>
          </table:table-cell>
          <table:table-cell table:style-name="ce1" office:value-type="string">
            <text:p>parole doppie</text:p>
          </table:table-cell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2" office:value-type="string">
            <text:p>it_1.6</text:p>
          </table:table-cell>
          <table:table-cell table:style-name="ce1" office:value-type="float" office:value="523359117">
            <text:p>523.359.117</text:p>
          </table:table-cell>
          <table:table-cell table:style-name="ce1" office:value-type="float" office:value="30122187">
            <text:p>30.122.187</text:p>
          </table:table-cell>
          <table:table-cell table:style-name="ce1" office:value-type="float" office:value="28021465">
            <text:p>28.021.465</text:p>
          </table:table-cell>
          <table:table-cell table:style-name="ce1" office:value-type="float" office:value="2100722">
            <text:p>2.100.722</text:p>
          </table:table-cell>
          <table:table-cell table:style-name="ce1"/>
          <table:table-cell table:style-name="ce1" office:value-type="float" office:value="28737784">
            <text:p>28.737.784</text:p>
          </table:table-cell>
          <table:table-cell table:style-name="ce1" table:formula="oooc:=[.D6]-[.H6]" office:value-type="float" office:value="1384403">
            <text:p>1.384.403</text:p>
          </table:table-cell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2" office:value-type="string">
            <text:p>it_1.7</text:p>
          </table:table-cell>
          <table:table-cell table:style-name="ce1" office:value-type="float" office:value="523120151">
            <text:p>523.120.151</text:p>
          </table:table-cell>
          <table:table-cell table:style-name="ce1" office:value-type="float" office:value="30042919">
            <text:p>30.042.919</text:p>
          </table:table-cell>
          <table:table-cell table:style-name="ce1" office:value-type="float" office:value="28003378">
            <text:p>28.003.378</text:p>
          </table:table-cell>
          <table:table-cell table:style-name="ce1" office:value-type="float" office:value="2039541">
            <text:p>2.039.541</text:p>
          </table:table-cell>
          <table:table-cell table:style-name="ce1"/>
          <table:table-cell table:style-name="ce1" office:value-type="float" office:value="29253782">
            <text:p>29.253.782</text:p>
          </table:table-cell>
          <table:table-cell table:style-name="ce1" table:formula="oooc:=[.D7]-[.H7]" office:value-type="float" office:value="789137">
            <text:p>789.137</text:p>
          </table:table-cell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" office:value-type="string">
            <text:p>incremento</text:p>
          </table:table-cell>
          <table:table-cell table:style-name="ce1" table:formula="oooc:=[.C7]-[.C6]" office:value-type="float" office:value="-238966">
            <text:p>-238.966</text:p>
          </table:table-cell>
          <table:table-cell table:style-name="ce1" table:formula="oooc:=[.D7]-[.D6]" office:value-type="float" office:value="-79268">
            <text:p>-79.268</text:p>
          </table:table-cell>
          <table:table-cell table:style-name="ce1" table:formula="oooc:=[.E7]-[.E6]" office:value-type="float" office:value="-18087">
            <text:p>-18.087</text:p>
          </table:table-cell>
          <table:table-cell table:style-name="ce1" table:formula="oooc:=[.F7]-[.F6]" office:value-type="float" office:value="-61181">
            <text:p>-61.181</text:p>
          </table:table-cell>
          <table:table-cell table:style-name="ce1"/>
          <table:table-cell table:style-name="ce1" office:value-type="string">
            <text:p>decrem. doppi</text:p>
          </table:table-cell>
          <table:table-cell table:style-name="ce1" table:formula="oooc:=[.I6]-[.I7]" office:value-type="float" office:value="595266">
            <text:p>595.266</text:p>
          </table:table-cell>
        </table:table-row>
        <table:table-row table:style-name="ro1">
          <table:table-cell table:style-name="ce10"/>
          <table:table-cell table:style-name="ce1" table:number-columns-repeated="8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" office:value-type="string">
            <text:p>tolti_1.7</text:p>
          </table:table-cell>
          <table:table-cell table:style-name="ce1" office:value-type="float" office:value="12159633">
            <text:p>12.159.633</text:p>
          </table:table-cell>
          <table:table-cell table:style-name="ce1" office:value-type="float" office:value="848187">
            <text:p>848.187</text:p>
          </table:table-cell>
          <table:table-cell table:style-name="ce1" office:value-type="float" office:value="842696">
            <text:p>842.696</text:p>
          </table:table-cell>
          <table:table-cell table:style-name="ce1" office:value-type="float" office:value="5491">
            <text:p>5.491</text:p>
          </table:table-cell>
          <table:table-cell table:style-name="ce1" table:number-columns-repeated="3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1" office:value-type="string">
            <text:p>add_1.7</text:p>
          </table:table-cell>
          <table:table-cell table:style-name="ce1" office:value-type="float" office:value="20902752">
            <text:p>20.902.752</text:p>
          </table:table-cell>
          <table:table-cell table:style-name="ce1" office:value-type="float" office:value="1364185">
            <text:p>1.364.185</text:p>
          </table:table-cell>
          <table:table-cell table:style-name="ce1" office:value-type="float" office:value="1362330">
            <text:p>1.362.330</text:p>
          </table:table-cell>
          <table:table-cell table:style-name="ce1" office:value-type="float" office:value="1855">
            <text:p>1.855</text:p>
          </table:table-cell>
          <table:table-cell table:style-name="ce1" table:number-columns-repeated="3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1" office:value-type="string">
            <text:p>decrem. doppie</text:p>
          </table:table-cell>
          <table:table-cell table:style-name="ce1" table:formula="oooc:=[.C11]-[.C8]-[.C10]" office:value-type="float" office:value="8982085">
            <text:p>8.982.085</text:p>
          </table:table-cell>
          <table:table-cell table:style-name="ce1" table:formula="oooc:=[.D11]-[.D8]-[.D10]" office:value-type="float" office:value="595266">
            <text:p>595.266</text:p>
          </table:table-cell>
          <table:table-cell table:style-name="ce1" table:formula="oooc:=[.E11]-[.E8]-[.E10]" office:value-type="float" office:value="537721">
            <text:p>537.721</text:p>
          </table:table-cell>
          <table:table-cell table:style-name="ce1" table:formula="oooc:=[.F11]-[.F8]-[.F10]" office:value-type="float" office:value="57545">
            <text:p>57.545</text:p>
          </table:table-cell>
          <table:table-cell table:style-name="ce1" table:number-columns-repeated="3"/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1" office:value-type="string">
            <text:p>tot modifiche</text:p>
          </table:table-cell>
          <table:table-cell table:style-name="ce1" table:formula="oooc:=[.C10]+[.C11]" office:value-type="float" office:value="33062385">
            <text:p>33.062.385</text:p>
          </table:table-cell>
          <table:table-cell table:style-name="ce1" table:formula="oooc:=[.D10]+[.D11]" office:value-type="float" office:value="2212372">
            <text:p>2.212.372</text:p>
          </table:table-cell>
          <table:table-cell table:style-name="ce1" table:formula="oooc:=[.E10]+[.E11]" office:value-type="float" office:value="2205026">
            <text:p>2.205.026</text:p>
          </table:table-cell>
          <table:table-cell table:style-name="ce1" table:formula="oooc:=[.F10]+[.F11]" office:value-type="float" office:value="7346">
            <text:p>7.346</text:p>
          </table:table-cell>
          <table:table-cell table:style-name="ce1"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Le colonne:</text:p>
          </table:table-cell>
          <table:table-cell table:number-columns-repeated="8"/>
        </table:table-row>
        <table:table-row table:style-name="ro1">
          <table:table-cell office:value-type="string">
            <text:p>byte identifica la colonna i cui valori sono espressi in byte (un byte corrisponde ad un carattere)</text:p>
          </table:table-cell>
          <table:table-cell table:number-columns-repeated="8"/>
        </table:table-row>
        <table:table-row table:style-name="ro1">
          <table:table-cell office:value-type="string">
            <text:p>parole identifica la colonna i cui valori sono espressi in parole italiane (comprese le parole elise)</text:p>
          </table:table-cell>
          <table:table-cell table:number-columns-repeated="8"/>
        </table:table-row>
        <table:table-row table:style-name="ro1">
          <table:table-cell office:value-type="string">
            <text:p>parole elise identifica la colonna i cui valori sono espressi in parole italiane solo con l'elisione</text:p>
          </table:table-cell>
          <table:table-cell table:number-columns-repeated="8"/>
        </table:table-row>
        <table:table-row table:style-name="ro1">
          <table:table-cell office:value-type="string">
            <text:p>parole non elise identifica la colonna i cui valori sono espressi in parole italiane senza l'elision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Le righe:</text:p>
          </table:table-cell>
          <table:table-cell table:number-columns-repeated="8"/>
        </table:table-row>
        <table:table-row table:style-name="ro1">
          <table:table-cell office:value-type="string">
            <text:p>La prima riga identifica un dizionario (nell'esempio 1.6), riportando le statistiche su cosa contiene</text:p>
          </table:table-cell>
          <table:table-cell table:number-columns-repeated="8"/>
        </table:table-row>
        <table:table-row table:style-name="ro1">
          <table:table-cell office:value-type="string">
            <text:p>La seconda riga identifica un altro dizionario successivo rispetto a quello della riga precedente (nell'esempio 1.7)</text:p>
          </table:table-cell>
          <table:table-cell table:number-columns-repeated="8"/>
        </table:table-row>
        <table:table-row table:style-name="ro1">
          <table:table-cell office:value-type="string">
            <text:p>La terza riga identifica gli incrementi avuti tra le due versioni (nell'esempio tra la versione 1.6 e la versione 1.7)</text:p>
          </table:table-cell>
          <table:table-cell table:number-columns-repeated="8"/>
        </table:table-row>
        <table:table-row table:style-name="ro1">
          <table:table-cell office:value-type="string">
            <text:p>Nota: i numeri negativi, presenti sulla terza riga, identificano dei decrementi</text:p>
          </table:table-cell>
          <table:table-cell table:number-columns-repeated="8"/>
        </table:table-row>
        <table:table-row table:style-name="ro1">
          <table:table-cell office:value-type="string">
            <text:p>La quarta riga identifica le statistiche rispetto a cosa è stato tolto tra le due versioni (nell'es. cosa è stato tolto dalla 1.7 rispetto alla 1.6)</text:p>
          </table:table-cell>
          <table:table-cell table:number-columns-repeated="8"/>
        </table:table-row>
        <table:table-row table:style-name="ro1">
          <table:table-cell office:value-type="string">
            <text:p>La quinta riga identifica le statistiche rispetto a cosa è stato aggiunto tra le due versioni (nell'es. cosa è stato aggiunto nella 1.7 rispetto alla 1.6)</text:p>
          </table:table-cell>
          <table:table-cell table:number-columns-repeated="8"/>
        </table:table-row>
        <table:table-row table:style-name="ro1">
          <table:table-cell office:value-type="string">
            <text:p>La sesta riga identifica il decremento delle parole doppie (generate due o più volte) dal dizionario tra le due versioni prese in esame</text:p>
          </table:table-cell>
          <table:table-cell table:number-columns-repeated="8"/>
        </table:table-row>
        <table:table-row table:style-name="ro1">
          <table:table-cell office:value-type="string">
            <text:p>La settima riga identifica il numero totale di modifiche apportate per ottenere il nuovo dizionario (nell'es. modifiche fatte all'1.6 per ottenere l'1.7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ulla destra sono presenti due ulteriori colonne che servono a capire quanti sono i doppioni nelle varie versioni e quanti sono stati eliminati.</text:p>
          </table:table-cell>
          <table:table-cell table:number-columns-repeated="8"/>
        </table:table-row>
        <table:table-row table:style-name="ro1">
          <table:table-cell office:value-type="string">
            <text:p>Se si osserva si vede che il numero di doppioni eliminati (decrem. doppioni) che nell'esempio è 595.266 corrisponde al valore nella riga</text:p>
          </table:table-cell>
          <table:table-cell table:number-columns-repeated="8"/>
        </table:table-row>
        <table:table-row table:style-name="ro1">
          <table:table-cell office:value-type="string">
            <text:p>sei e colonna "parole"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Alla fine delle statistiche è riportata una riga in cui sono elencate tutte le modifiche fatte nelle versioni prese in esame.</text:p>
          </table:table-cell>
          <table:table-cell table:number-columns-repeated="8"/>
        </table:table-row>
        <table:table-row table:style-name="ro1">
          <table:table-cell office:value-type="string">
            <text:p>Può risultare che il numero di modifiche effettuate sia anche superiore al numero di parole presenti nelle varie versioni; questo dato</text:p>
          </table:table-cell>
          <table:table-cell table:number-columns-repeated="8"/>
        </table:table-row>
        <table:table-row table:style-name="ro1">
          <table:table-cell office:value-type="string">
            <text:p>è corretto ed è dovuto a diversi fattori:</text:p>
          </table:table-cell>
          <table:table-cell table:number-columns-repeated="8"/>
        </table:table-row>
        <table:table-row table:style-name="ro1">
          <table:table-cell office:value-type="string">
            <text:p>* alcune parole sono state cancellare e poi inserite anche più di una volta</text:p>
          </table:table-cell>
          <table:table-cell table:number-columns-repeated="8"/>
        </table:table-row>
        <table:table-row table:style-name="ro1">
          <table:table-cell office:value-type="string">
            <text:p>* fino ad un certo punto del dizionario si inserivano tutte le parole corrette, anche quelle arcaiche che poi si è deciso di eliminare</text:p>
          </table:table-cell>
          <table:table-cell table:number-columns-repeated="8"/>
        </table:table-row>
        <table:table-row table:style-name="ro1">
          <table:table-cell office:value-type="string">
            <text:p>* quando MySpell ha iniziato a considerare come unica parole le parole elise sono state inserite molte combinazioni non corrette ch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generavano le parole elise. Questa strada ha permesso da un lato di avere a disposizione un correttore che non segnalass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me errate la maggior parte delle parole elise, ma dall'altra ha inserito varie combinazioni non corrette.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er tutte le parole nuove si è per un certo periodo continuato ad inserire molte combinazioni di parole elise, molte errate.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ltimamente si sono riorganizzate le regole per permettere l'eliminazione di molte combinazioni errate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Nota: unmunch non estrae tutte le stringhe dal dizionario italiano se MAX_WORDS non è impostato ad almeno 500000 nel file unmunch.h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, Lucidasans, 'Lucida Sans', 'Arial Unicode MS'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Bitstream Vera Sans1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23">23/07/2006</text:date>, <text:time>12.43.2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4-10-31T22:08:50</meta:creation-date>
    <dc:date>2006-07-23T12:43:28</dc:date>
    <dc:language>it-IT</dc:language>
    <meta:editing-cycles>48</meta:editing-cycles>
    <meta:editing-duration>PT11H32M10S</meta:editing-duration>
    <meta:user-defined meta:name="Info 1"/>
    <meta:user-defined meta:name="Info 2"/>
    <meta:user-defined meta:name="Info 3"/>
    <meta:user-defined meta:name="Info 4"/>
    <meta:document-statistic meta:table-count="3" meta:cell-count="894"/>
  </office:meta>
</office:document-meta>
</file>